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2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3.725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3.40783333333333cm"/>
    </style:style>
    <style:style style:name="co19" style:family="table-column">
      <style:table-column-properties fo:break-before="auto" style:column-width="4.191cm"/>
    </style:style>
    <style:style style:name="co20" style:family="table-column">
      <style:table-column-properties fo:break-before="auto" style:column-width="3.97933333333333cm"/>
    </style:style>
    <style:style style:name="co21" style:family="table-column">
      <style:table-column-properties fo:break-before="auto" style:column-width="3.619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56116666666667cm" style:use-optimal-column-width="true"/>
    </style:style>
    <style:style style:name="co24" style:family="table-column">
      <style:table-column-properties fo:break-before="auto" style:column-width="2.5823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26" table:style-name="ce4">
            <text:p>26</text:p>
          </table:table-cell>
          <table:table-cell office:value-type="float" office:value="127" table:style-name="ce4">
            <text:p>127</text:p>
          </table:table-cell>
          <table:table-cell office:value-type="float" office:value="94" table:style-name="ce4">
            <text:p>94</text:p>
          </table:table-cell>
          <table:table-cell office:value-type="float" office:value="221" table:style-name="ce4">
            <text:p>221</text:p>
          </table:table-cell>
          <table:table-cell office:value-type="float" office:value="221" table:style-name="ce4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29" table:style-name="ce4">
            <text:p>22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5" table:style-name="ce4">
            <text:p>35</text:p>
          </table:table-cell>
          <table:table-cell office:value-type="float" office:value="149" table:style-name="ce4">
            <text:p>149</text:p>
          </table:table-cell>
          <table:table-cell office:value-type="float" office:value="162" table:style-name="ce4">
            <text:p>162</text:p>
          </table:table-cell>
          <table:table-cell office:value-type="float" office:value="311" table:style-name="ce4">
            <text:p>311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22" table:style-name="ce4">
            <text:p>32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6" table:style-name="ce4">
            <text:p>36</text:p>
          </table:table-cell>
          <table:table-cell office:value-type="float" office:value="164" table:style-name="ce4">
            <text:p>164</text:p>
          </table:table-cell>
          <table:table-cell office:value-type="float" office:value="221" table:style-name="ce4">
            <text:p>221</text:p>
          </table:table-cell>
          <table:table-cell office:value-type="float" office:value="385" table:style-name="ce4">
            <text:p>38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400" table:style-name="ce4">
            <text:p>4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56" table:style-name="ce4">
            <text:p>56</text:p>
          </table:table-cell>
          <table:table-cell office:value-type="float" office:value="304" table:style-name="ce4">
            <text:p>304</text:p>
          </table:table-cell>
          <table:table-cell office:value-type="float" office:value="284" table:style-name="ce4">
            <text:p>284</text:p>
          </table:table-cell>
          <table:table-cell office:value-type="float" office:value="588" table:style-name="ce4">
            <text:p>588</text:p>
          </table:table-cell>
          <table:table-cell office:value-type="float" office:value="203" table:style-name="ce4">
            <text:p>203</text:p>
          </table:table-cell>
          <table:table-cell office:value-type="float" office:value="45" table:style-name="ce4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650" table:style-name="ce4">
            <text:p>65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64" table:style-name="ce4">
            <text:p>6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821" table:style-name="ce4">
            <text:p>821</text:p>
          </table:table-cell>
          <table:table-cell office:value-type="float" office:value="233" table:style-name="ce4">
            <text:p>233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888" table:style-name="ce4">
            <text:p>88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05" table:style-name="ce4">
            <text:p>105</text:p>
          </table:table-cell>
          <table:table-cell office:value-type="float" office:value="506" table:style-name="ce4">
            <text:p>506</text:p>
          </table:table-cell>
          <table:table-cell office:value-type="float" office:value="543" table:style-name="ce4">
            <text:p>543</text:p>
          </table:table-cell>
          <table:table-cell office:value-type="float" office:value="1049" table:style-name="ce4">
            <text:p>1049</text:p>
          </table:table-cell>
          <table:table-cell office:value-type="float" office:value="228" table:style-name="ce4">
            <text:p>228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float" office:value="1128" table:style-name="ce4">
            <text:p>112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40" table:style-name="ce4">
            <text:p>140</text:p>
          </table:table-cell>
          <table:table-cell office:value-type="float" office:value="779" table:style-name="ce4">
            <text:p>779</text:p>
          </table:table-cell>
          <table:table-cell office:value-type="float" office:value="798" table:style-name="ce4">
            <text:p>798</text:p>
          </table:table-cell>
          <table:table-cell office:value-type="float" office:value="1577" table:style-name="ce4">
            <text:p>1577</text:p>
          </table:table-cell>
          <table:table-cell office:value-type="float" office:value="528" table:style-name="ce4">
            <text:p>528</text:p>
          </table:table-cell>
          <table:table-cell office:value-type="float" office:value="83" table:style-name="ce4">
            <text:p>83</text:p>
          </table:table-cell>
          <table:table-cell office:value-type="float" office:value="34" table:style-name="ce4">
            <text:p>34</text:p>
          </table:table-cell>
          <table:table-cell office:value-type="float" office:value="1694" table:style-name="ce4">
            <text:p>1694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66" table:style-name="ce4">
            <text:p>166</text:p>
          </table:table-cell>
          <table:table-cell office:value-type="float" office:value="908" table:style-name="ce4">
            <text:p>908</text:p>
          </table:table-cell>
          <table:table-cell office:value-type="float" office:value="927" table:style-name="ce4">
            <text:p>927</text:p>
          </table:table-cell>
          <table:table-cell office:value-type="float" office:value="1835" table:style-name="ce4">
            <text:p>183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52" table:style-name="ce4">
            <text:p>52</text:p>
          </table:table-cell>
          <table:table-cell office:value-type="float" office:value="2036" table:style-name="ce4">
            <text:p>20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string" table:style-name="ce4">
            <text:p>ITA</text:p>
          </table:table-cell>
          <table:table-cell office:value-type="float" office:value="1034" table:style-name="ce4">
            <text:p>1034</text:p>
          </table:table-cell>
          <table:table-cell office:value-type="float" office:value="229" table:style-name="ce4">
            <text:p>229</text:p>
          </table:table-cell>
          <table:table-cell office:value-type="float" office:value="1263" table:style-name="ce4">
            <text:p>1263</text:p>
          </table:table-cell>
          <table:table-cell office:value-type="float" office:value="1000" table:style-name="ce4">
            <text:p>1000</text:p>
          </table:table-cell>
          <table:table-cell office:value-type="float" office:value="2263" table:style-name="ce4">
            <text:p>2263</text:p>
          </table:table-cell>
          <table:table-cell office:value-type="float" office:value="428" table:style-name="ce4">
            <text:p>428</text:p>
          </table:table-cell>
          <table:table-cell office:value-type="float" office:value="160" table:style-name="ce4">
            <text:p>160</text:p>
          </table:table-cell>
          <table:table-cell office:value-type="float" office:value="79" table:style-name="ce4">
            <text:p>79</text:p>
          </table:table-cell>
          <table:table-cell office:value-type="float" office:value="2502" table:style-name="ce4">
            <text:p>250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string" table:style-name="ce4">
            <text:p>ITA</text:p>
          </table:table-cell>
          <table:table-cell office:value-type="float" office:value="1346" table:style-name="ce4">
            <text:p>1346</text:p>
          </table:table-cell>
          <table:table-cell office:value-type="float" office:value="295" table:style-name="ce4">
            <text:p>295</text:p>
          </table:table-cell>
          <table:table-cell office:value-type="float" office:value="1641" table:style-name="ce4">
            <text:p>1641</text:p>
          </table:table-cell>
          <table:table-cell office:value-type="float" office:value="1065" table:style-name="ce4">
            <text:p>1065</text:p>
          </table:table-cell>
          <table:table-cell office:value-type="float" office:value="2706" table:style-name="ce4">
            <text:p>2706</text:p>
          </table:table-cell>
          <table:table-cell office:value-type="float" office:value="443" table:style-name="ce4">
            <text:p>443</text:p>
          </table:table-cell>
          <table:table-cell office:value-type="float" office:value="276" table:style-name="ce4">
            <text:p>276</text:p>
          </table:table-cell>
          <table:table-cell office:value-type="float" office:value="107" table:style-name="ce4">
            <text:p>107</text:p>
          </table:table-cell>
          <table:table-cell office:value-type="float" office:value="3089" table:style-name="ce4">
            <text:p>308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string" table:style-name="ce4">
            <text:p>ITA</text:p>
          </table:table-cell>
          <table:table-cell office:value-type="float" office:value="1790" table:style-name="ce4">
            <text:p>1790</text:p>
          </table:table-cell>
          <table:table-cell office:value-type="float" office:value="351" table:style-name="ce4">
            <text:p>351</text:p>
          </table:table-cell>
          <table:table-cell office:value-type="float" office:value="2141" table:style-name="ce4">
            <text:p>2141</text:p>
          </table:table-cell>
          <table:table-cell office:value-type="float" office:value="1155" table:style-name="ce4">
            <text:p>1155</text:p>
          </table:table-cell>
          <table:table-cell office:value-type="float" office:value="3296" table:style-name="ce4">
            <text:p>3296</text:p>
          </table:table-cell>
          <table:table-cell office:value-type="float" office:value="590" table:style-name="ce4">
            <text:p>590</text:p>
          </table:table-cell>
          <table:table-cell office:value-type="float" office:value="414" table:style-name="ce4">
            <text:p>414</text:p>
          </table:table-cell>
          <table:table-cell office:value-type="float" office:value="148" table:style-name="ce4">
            <text:p>148</text:p>
          </table:table-cell>
          <table:table-cell office:value-type="float" office:value="3858" table:style-name="ce4">
            <text:p>385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string" table:style-name="ce4">
            <text:p>ITA</text:p>
          </table:table-cell>
          <table:table-cell office:value-type="float" office:value="2394" table:style-name="ce4">
            <text:p>2394</text:p>
          </table:table-cell>
          <table:table-cell office:value-type="float" office:value="462" table:style-name="ce4">
            <text:p>462</text:p>
          </table:table-cell>
          <table:table-cell office:value-type="float" office:value="2856" table:style-name="ce4">
            <text:p>2856</text:p>
          </table:table-cell>
          <table:table-cell office:value-type="float" office:value="1060" table:style-name="ce4">
            <text:p>1060</text:p>
          </table:table-cell>
          <table:table-cell office:value-type="float" office:value="3916" table:style-name="ce4">
            <text:p>3916</text:p>
          </table:table-cell>
          <table:table-cell office:value-type="float" office:value="620" table:style-name="ce4">
            <text:p>620</text:p>
          </table:table-cell>
          <table:table-cell office:value-type="float" office:value="523" table:style-name="ce4">
            <text:p>523</text:p>
          </table:table-cell>
          <table:table-cell office:value-type="float" office:value="197" table:style-name="ce4">
            <text:p>197</text:p>
          </table:table-cell>
          <table:table-cell office:value-type="float" office:value="4636" table:style-name="ce4">
            <text:p>46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string" table:style-name="ce4">
            <text:p>ITA</text:p>
          </table:table-cell>
          <table:table-cell office:value-type="float" office:value="2651" table:style-name="ce4">
            <text:p>2651</text:p>
          </table:table-cell>
          <table:table-cell office:value-type="float" office:value="567" table:style-name="ce4">
            <text:p>567</text:p>
          </table:table-cell>
          <table:table-cell office:value-type="float" office:value="3218" table:style-name="ce4">
            <text:p>3218</text:p>
          </table:table-cell>
          <table:table-cell office:value-type="float" office:value="1843" table:style-name="ce4">
            <text:p>1843</text:p>
          </table:table-cell>
          <table:table-cell office:value-type="float" office:value="5061" table:style-name="ce4">
            <text:p>5061</text:p>
          </table:table-cell>
          <table:table-cell office:value-type="float" office:value="1145" table:style-name="ce4">
            <text:p>1145</text:p>
          </table:table-cell>
          <table:table-cell office:value-type="float" office:value="589" table:style-name="ce4">
            <text:p>589</text:p>
          </table:table-cell>
          <table:table-cell office:value-type="float" office:value="233" table:style-name="ce4">
            <text:p>233</text:p>
          </table:table-cell>
          <table:table-cell office:value-type="float" office:value="5883" table:style-name="ce4">
            <text:p>5883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string" table:style-name="ce4">
            <text:p>ITA</text:p>
          </table:table-cell>
          <table:table-cell office:value-type="float" office:value="3557" table:style-name="ce4">
            <text:p>3557</text:p>
          </table:table-cell>
          <table:table-cell office:value-type="float" office:value="650" table:style-name="ce4">
            <text:p>650</text:p>
          </table:table-cell>
          <table:table-cell office:value-type="float" office:value="4207" table:style-name="ce4">
            <text:p>4207</text:p>
          </table:table-cell>
          <table:table-cell office:value-type="float" office:value="2180" table:style-name="ce4">
            <text:p>2180</text:p>
          </table:table-cell>
          <table:table-cell office:value-type="float" office:value="6387" table:style-name="ce4">
            <text:p>6387</text:p>
          </table:table-cell>
          <table:table-cell office:value-type="float" office:value="1326" table:style-name="ce4">
            <text:p>1326</text:p>
          </table:table-cell>
          <table:table-cell office:value-type="float" office:value="622" table:style-name="ce4">
            <text:p>622</text:p>
          </table:table-cell>
          <table:table-cell office:value-type="float" office:value="366" table:style-name="ce4">
            <text:p>366</text:p>
          </table:table-cell>
          <table:table-cell office:value-type="float" office:value="7375" table:style-name="ce4">
            <text:p>7375</text:p>
          </table:table-cell>
          <table:table-cell office:value-type="float" office:value="49937" table:style-name="ce4">
            <text:p>49937</text:p>
          </table:table-cell>
          <table:table-cell table:number-columns-repeated="16372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string" table:style-name="ce4">
            <text:p>ITA</text:p>
          </table:table-cell>
          <table:table-cell office:value-type="float" office:value="4316" table:style-name="ce4">
            <text:p>4316</text:p>
          </table:table-cell>
          <table:table-cell office:value-type="float" office:value="733" table:style-name="ce4">
            <text:p>733</text:p>
          </table:table-cell>
          <table:table-cell office:value-type="float" office:value="5049" table:style-name="ce4">
            <text:p>5049</text:p>
          </table:table-cell>
          <table:table-cell office:value-type="float" office:value="2936" table:style-name="ce4">
            <text:p>2936</text:p>
          </table:table-cell>
          <table:table-cell office:value-type="float" office:value="7985" table:style-name="ce4">
            <text:p>7985</text:p>
          </table:table-cell>
          <table:table-cell office:value-type="float" office:value="1598" table:style-name="ce4">
            <text:p>1598</text:p>
          </table:table-cell>
          <table:table-cell office:value-type="float" office:value="724" table:style-name="ce4">
            <text:p>724</text:p>
          </table:table-cell>
          <table:table-cell office:value-type="float" office:value="463" table:style-name="ce4">
            <text:p>463</text:p>
          </table:table-cell>
          <table:table-cell office:value-type="float" office:value="9172" table:style-name="ce4">
            <text:p>9172</text:p>
          </table:table-cell>
          <table:table-cell office:value-type="float" office:value="53826" table:style-name="ce4">
            <text:p>53826</text:p>
          </table:table-cell>
          <table:table-cell table:number-columns-repeated="16372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string" table:style-name="ce4">
            <text:p>ITA</text:p>
          </table:table-cell>
          <table:table-cell office:value-type="float" office:value="5038" table:style-name="ce4">
            <text:p>5038</text:p>
          </table:table-cell>
          <table:table-cell office:value-type="float" office:value="877" table:style-name="ce4">
            <text:p>877</text:p>
          </table:table-cell>
          <table:table-cell office:value-type="float" office:value="5915" table:style-name="ce4">
            <text:p>5915</text:p>
          </table:table-cell>
          <table:table-cell office:value-type="float" office:value="2599" table:style-name="ce4">
            <text:p>2599</text:p>
          </table:table-cell>
          <table:table-cell office:value-type="float" office:value="8514" table:style-name="ce4">
            <text:p>8514</text:p>
          </table:table-cell>
          <table:table-cell office:value-type="float" office:value="529" table:style-name="ce4">
            <text:p>529</text:p>
          </table:table-cell>
          <table:table-cell office:value-type="float" office:value="1004" table:style-name="ce4">
            <text:p>1004</text:p>
          </table:table-cell>
          <table:table-cell office:value-type="float" office:value="631" table:style-name="ce4">
            <text:p>631</text:p>
          </table:table-cell>
          <table:table-cell office:value-type="float" office:value="10149" table:style-name="ce4">
            <text:p>10149</text:p>
          </table:table-cell>
          <table:table-cell office:value-type="float" office:value="60761" table:style-name="ce4">
            <text:p>60761</text:p>
          </table:table-cell>
          <table:table-cell table:number-columns-repeated="16372"/>
        </table:table-row>
        <table:table-row table:style-name="ro1">
          <table:table-cell office:value-type="date" office:date-value="2020-03-11T17:00:00" table:style-name="ce3">
            <text:p>11/3/20 17:00</text:p>
          </table:table-cell>
          <table:table-cell office:value-type="string" table:style-name="ce4">
            <text:p>ITA</text:p>
          </table:table-cell>
          <table:table-cell office:value-type="float" office:value="5838" table:style-name="ce4">
            <text:p>5838</text:p>
          </table:table-cell>
          <table:table-cell office:value-type="float" office:value="1028" table:style-name="ce4">
            <text:p>1028</text:p>
          </table:table-cell>
          <table:table-cell office:value-type="float" office:value="6866" table:style-name="ce4">
            <text:p>6866</text:p>
          </table:table-cell>
          <table:table-cell office:value-type="float" office:value="3724" table:style-name="ce4">
            <text:p>3724</text:p>
          </table:table-cell>
          <table:table-cell office:value-type="float" office:value="10590" table:style-name="ce4">
            <text:p>10590</text:p>
          </table:table-cell>
          <table:table-cell office:value-type="float" office:value="2076" table:style-name="ce4">
            <text:p>2076</text:p>
          </table:table-cell>
          <table:table-cell office:value-type="float" office:value="1045" table:style-name="ce4">
            <text:p>1045</text:p>
          </table:table-cell>
          <table:table-cell office:value-type="float" office:value="827" table:style-name="ce4">
            <text:p>827</text:p>
          </table:table-cell>
          <table:table-cell office:value-type="float" office:value="12462" table:style-name="ce4">
            <text:p>12462</text:p>
          </table:table-cell>
          <table:table-cell office:value-type="float" office:value="73154" table:style-name="ce4">
            <text:p>73154</text:p>
          </table:table-cell>
          <table:table-cell table:number-columns-repeated="16372"/>
        </table:table-row>
        <table:table-row table:style-name="ro1">
          <table:table-cell office:value-type="date" office:date-value="2020-03-12T17:00:00" table:style-name="ce3">
            <text:p>12/3/20 17:00</text:p>
          </table:table-cell>
          <table:table-cell office:value-type="string" table:style-name="ce4">
            <text:p>ITA</text:p>
          </table:table-cell>
          <table:table-cell office:value-type="float" office:value="6650" table:style-name="ce4">
            <text:p>6650</text:p>
          </table:table-cell>
          <table:table-cell office:value-type="float" office:value="1153" table:style-name="ce4">
            <text:p>1153</text:p>
          </table:table-cell>
          <table:table-cell office:value-type="float" office:value="7803" table:style-name="ce4">
            <text:p>7803</text:p>
          </table:table-cell>
          <table:table-cell office:value-type="float" office:value="5036" table:style-name="ce4">
            <text:p>5036</text:p>
          </table:table-cell>
          <table:table-cell office:value-type="float" office:value="12839" table:style-name="ce4">
            <text:p>12839</text:p>
          </table:table-cell>
          <table:table-cell office:value-type="float" office:value="2249" table:style-name="ce4">
            <text:p>2249</text:p>
          </table:table-cell>
          <table:table-cell office:value-type="float" office:value="1258" table:style-name="ce4">
            <text:p>1258</text:p>
          </table:table-cell>
          <table:table-cell office:value-type="float" office:value="1016" table:style-name="ce4">
            <text:p>1016</text:p>
          </table:table-cell>
          <table:table-cell office:value-type="float" office:value="15113" table:style-name="ce4">
            <text:p>15113</text:p>
          </table:table-cell>
          <table:table-cell office:value-type="float" office:value="86011" table:style-name="ce4">
            <text:p>86011</text:p>
          </table:table-cell>
          <table:table-cell table:number-columns-repeated="16372"/>
        </table:table-row>
        <table:table-row table:style-name="ro1">
          <table:table-cell office:value-type="date" office:date-value="2020-03-13T17:00:00" table:style-name="ce3">
            <text:p>13/3/20 17:00</text:p>
          </table:table-cell>
          <table:table-cell office:value-type="string" table:style-name="ce4">
            <text:p>ITA</text:p>
          </table:table-cell>
          <table:table-cell office:value-type="float" office:value="7426" table:style-name="ce4">
            <text:p>7426</text:p>
          </table:table-cell>
          <table:table-cell office:value-type="float" office:value="1328" table:style-name="ce4">
            <text:p>1328</text:p>
          </table:table-cell>
          <table:table-cell office:value-type="float" office:value="8754" table:style-name="ce4">
            <text:p>8754</text:p>
          </table:table-cell>
          <table:table-cell office:value-type="float" office:value="6201" table:style-name="ce4">
            <text:p>6201</text:p>
          </table:table-cell>
          <table:table-cell office:value-type="float" office:value="14955" table:style-name="ce4">
            <text:p>14955</text:p>
          </table:table-cell>
          <table:table-cell office:value-type="float" office:value="2116" table:style-name="ce4">
            <text:p>2116</text:p>
          </table:table-cell>
          <table:table-cell office:value-type="float" office:value="1439" table:style-name="ce4">
            <text:p>1439</text:p>
          </table:table-cell>
          <table:table-cell office:value-type="float" office:value="1266" table:style-name="ce4">
            <text:p>1266</text:p>
          </table:table-cell>
          <table:table-cell office:value-type="float" office:value="17660" table:style-name="ce4">
            <text:p>17660</text:p>
          </table:table-cell>
          <table:table-cell office:value-type="float" office:value="97488" table:style-name="ce4">
            <text:p>97488</text:p>
          </table:table-cell>
          <table:table-cell table:number-columns-repeated="16372"/>
        </table:table-row>
        <table:table-row table:style-name="ro1">
          <table:table-cell office:value-type="date" office:date-value="2020-03-14T17:00:00" table:style-name="ce3">
            <text:p>14/3/20 17:00</text:p>
          </table:table-cell>
          <table:table-cell office:value-type="string" table:style-name="ce4">
            <text:p>ITA</text:p>
          </table:table-cell>
          <table:table-cell office:value-type="float" office:value="8372" table:style-name="ce4">
            <text:p>8372</text:p>
          </table:table-cell>
          <table:table-cell office:value-type="float" office:value="1518" table:style-name="ce4">
            <text:p>1518</text:p>
          </table:table-cell>
          <table:table-cell office:value-type="float" office:value="9890" table:style-name="ce4">
            <text:p>9890</text:p>
          </table:table-cell>
          <table:table-cell office:value-type="float" office:value="7860" table:style-name="ce4">
            <text:p>7860</text:p>
          </table:table-cell>
          <table:table-cell office:value-type="float" office:value="17750" table:style-name="ce4">
            <text:p>17750</text:p>
          </table:table-cell>
          <table:table-cell office:value-type="float" office:value="2795" table:style-name="ce4">
            <text:p>2795</text:p>
          </table:table-cell>
          <table:table-cell office:value-type="float" office:value="1966" table:style-name="ce4">
            <text:p>1966</text:p>
          </table:table-cell>
          <table:table-cell office:value-type="float" office:value="1441" table:style-name="ce4">
            <text:p>1441</text:p>
          </table:table-cell>
          <table:table-cell office:value-type="float" office:value="21157" table:style-name="ce4">
            <text:p>21157</text:p>
          </table:table-cell>
          <table:table-cell office:value-type="float" office:value="109170" table:style-name="ce4">
            <text:p>109170</text:p>
          </table:table-cell>
          <table:table-cell table:number-columns-repeated="16372"/>
        </table:table-row>
        <table:table-row table:style-name="ro1">
          <table:table-cell office:value-type="date" office:date-value="2020-03-15T17:00:00" table:style-name="ce3">
            <text:p>15/3/20 17:00</text:p>
          </table:table-cell>
          <table:table-cell office:value-type="string" table:style-name="ce4">
            <text:p>ITA</text:p>
          </table:table-cell>
          <table:table-cell office:value-type="float" office:value="9663" table:style-name="ce4">
            <text:p>9663</text:p>
          </table:table-cell>
          <table:table-cell office:value-type="float" office:value="1672" table:style-name="ce4">
            <text:p>1672</text:p>
          </table:table-cell>
          <table:table-cell office:value-type="float" office:value="11335" table:style-name="ce4">
            <text:p>11335</text:p>
          </table:table-cell>
          <table:table-cell office:value-type="float" office:value="9268" table:style-name="ce4">
            <text:p>9268</text:p>
          </table:table-cell>
          <table:table-cell office:value-type="float" office:value="20603" table:style-name="ce4">
            <text:p>20603</text:p>
          </table:table-cell>
          <table:table-cell office:value-type="float" office:value="2853" table:style-name="ce4">
            <text:p>2853</text:p>
          </table:table-cell>
          <table:table-cell office:value-type="float" office:value="2335" table:style-name="ce4">
            <text:p>2335</text:p>
          </table:table-cell>
          <table:table-cell office:value-type="float" office:value="1809" table:style-name="ce4">
            <text:p>1809</text:p>
          </table:table-cell>
          <table:table-cell office:value-type="float" office:value="24747" table:style-name="ce4">
            <text:p>24747</text:p>
          </table:table-cell>
          <table:table-cell office:value-type="float" office:value="124899" table:style-name="ce4">
            <text:p>124899</text:p>
          </table:table-cell>
          <table:table-cell table:number-columns-repeated="16372"/>
        </table:table-row>
        <table:table-row table:style-name="ro1">
          <table:table-cell office:value-type="date" office:date-value="2020-03-16T17:00:00" table:style-name="ce3">
            <text:p>16/3/20 17:00</text:p>
          </table:table-cell>
          <table:table-cell office:value-type="string" table:style-name="ce4">
            <text:p>ITA</text:p>
          </table:table-cell>
          <table:table-cell office:value-type="float" office:value="11025" table:style-name="ce4">
            <text:p>11025</text:p>
          </table:table-cell>
          <table:table-cell office:value-type="float" office:value="1851" table:style-name="ce4">
            <text:p>1851</text:p>
          </table:table-cell>
          <table:table-cell office:value-type="float" office:value="12876" table:style-name="ce4">
            <text:p>12876</text:p>
          </table:table-cell>
          <table:table-cell office:value-type="float" office:value="10197" table:style-name="ce4">
            <text:p>10197</text:p>
          </table:table-cell>
          <table:table-cell office:value-type="float" office:value="23073" table:style-name="ce4">
            <text:p>23073</text:p>
          </table:table-cell>
          <table:table-cell office:value-type="float" office:value="2470" table:style-name="ce4">
            <text:p>2470</text:p>
          </table:table-cell>
          <table:table-cell office:value-type="float" office:value="2749" table:style-name="ce4">
            <text:p>2749</text:p>
          </table:table-cell>
          <table:table-cell office:value-type="float" office:value="2158" table:style-name="ce4">
            <text:p>2158</text:p>
          </table:table-cell>
          <table:table-cell office:value-type="float" office:value="27980" table:style-name="ce4">
            <text:p>27980</text:p>
          </table:table-cell>
          <table:table-cell office:value-type="float" office:value="137962" table:style-name="ce4">
            <text:p>137962</text:p>
          </table:table-cell>
          <table:table-cell table:number-columns-repeated="16372"/>
        </table:table-row>
        <table:table-row table:style-name="ro1">
          <table:table-cell office:value-type="date" office:date-value="2020-03-17T17:00:00" table:style-name="ce3">
            <text:p>17/3/20 17:00</text:p>
          </table:table-cell>
          <table:table-cell office:value-type="string" table:style-name="ce4">
            <text:p>ITA</text:p>
          </table:table-cell>
          <table:table-cell office:value-type="float" office:value="12894" table:style-name="ce4">
            <text:p>12894</text:p>
          </table:table-cell>
          <table:table-cell office:value-type="float" office:value="2060" table:style-name="ce4">
            <text:p>2060</text:p>
          </table:table-cell>
          <table:table-cell office:value-type="float" office:value="14954" table:style-name="ce4">
            <text:p>14954</text:p>
          </table:table-cell>
          <table:table-cell office:value-type="float" office:value="11108" table:style-name="ce4">
            <text:p>11108</text:p>
          </table:table-cell>
          <table:table-cell office:value-type="float" office:value="26062" table:style-name="ce4">
            <text:p>26062</text:p>
          </table:table-cell>
          <table:table-cell office:value-type="float" office:value="2989" table:style-name="ce4">
            <text:p>2989</text:p>
          </table:table-cell>
          <table:table-cell office:value-type="float" office:value="2941" table:style-name="ce4">
            <text:p>2941</text:p>
          </table:table-cell>
          <table:table-cell office:value-type="float" office:value="2503" table:style-name="ce4">
            <text:p>2503</text:p>
          </table:table-cell>
          <table:table-cell office:value-type="float" office:value="31506" table:style-name="ce4">
            <text:p>31506</text:p>
          </table:table-cell>
          <table:table-cell office:value-type="float" office:value="148657" table:style-name="ce4">
            <text:p>148657</text:p>
          </table:table-cell>
          <table:table-cell table:number-columns-repeated="16372"/>
        </table:table-row>
        <table:table-row table:style-name="ro1">
          <table:table-cell office:value-type="date" office:date-value="2020-03-18T17:00:00" table:style-name="ce3">
            <text:p>18/3/20 17:00</text:p>
          </table:table-cell>
          <table:table-cell office:value-type="string" table:style-name="ce4">
            <text:p>ITA</text:p>
          </table:table-cell>
          <table:table-cell office:value-type="float" office:value="14363" table:style-name="ce4">
            <text:p>14363</text:p>
          </table:table-cell>
          <table:table-cell office:value-type="float" office:value="2257" table:style-name="ce4">
            <text:p>2257</text:p>
          </table:table-cell>
          <table:table-cell office:value-type="float" office:value="16620" table:style-name="ce4">
            <text:p>16620</text:p>
          </table:table-cell>
          <table:table-cell office:value-type="float" office:value="12090" table:style-name="ce4">
            <text:p>12090</text:p>
          </table:table-cell>
          <table:table-cell office:value-type="float" office:value="28710" table:style-name="ce4">
            <text:p>28710</text:p>
          </table:table-cell>
          <table:table-cell office:value-type="float" office:value="2648" table:style-name="ce4">
            <text:p>2648</text:p>
          </table:table-cell>
          <table:table-cell office:value-type="float" office:value="4025" table:style-name="ce4">
            <text:p>4025</text:p>
          </table:table-cell>
          <table:table-cell office:value-type="float" office:value="2978" table:style-name="ce4">
            <text:p>2978</text:p>
          </table:table-cell>
          <table:table-cell office:value-type="float" office:value="35713" table:style-name="ce4">
            <text:p>35713</text:p>
          </table:table-cell>
          <table:table-cell office:value-type="float" office:value="165541" table:style-name="ce4">
            <text:p>165541</text:p>
          </table:table-cell>
          <table:table-cell table:number-columns-repeated="16372"/>
        </table:table-row>
        <table:table-row table:style-name="ro1">
          <table:table-cell office:value-type="date" office:date-value="2020-03-19T17:00:00" table:style-name="ce3">
            <text:p>19/3/20 17:00</text:p>
          </table:table-cell>
          <table:table-cell office:value-type="string" table:style-name="ce4">
            <text:p>ITA</text:p>
          </table:table-cell>
          <table:table-cell office:value-type="float" office:value="15757" table:style-name="ce4">
            <text:p>15757</text:p>
          </table:table-cell>
          <table:table-cell office:value-type="float" office:value="2498" table:style-name="ce4">
            <text:p>2498</text:p>
          </table:table-cell>
          <table:table-cell office:value-type="float" office:value="18255" table:style-name="ce4">
            <text:p>18255</text:p>
          </table:table-cell>
          <table:table-cell office:value-type="float" office:value="14935" table:style-name="ce4">
            <text:p>14935</text:p>
          </table:table-cell>
          <table:table-cell office:value-type="float" office:value="33190" table:style-name="ce4">
            <text:p>33190</text:p>
          </table:table-cell>
          <table:table-cell office:value-type="float" office:value="4480" table:style-name="ce4">
            <text:p>4480</text:p>
          </table:table-cell>
          <table:table-cell office:value-type="float" office:value="4440" table:style-name="ce4">
            <text:p>4440</text:p>
          </table:table-cell>
          <table:table-cell office:value-type="float" office:value="3405" table:style-name="ce4">
            <text:p>3405</text:p>
          </table:table-cell>
          <table:table-cell office:value-type="float" office:value="41035" table:style-name="ce4">
            <text:p>41035</text:p>
          </table:table-cell>
          <table:table-cell office:value-type="float" office:value="182777" table:style-name="ce4">
            <text:p>182777</text:p>
          </table:table-cell>
          <table:table-cell table:number-columns-repeated="16372"/>
        </table:table-row>
        <table:table-row table:number-rows-repeated="1048549" table:style-name="ro1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9" table:formula="of:=[Dati.K3]" table:style-name="ce4">
            <text:p>22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22" table:formula="of:=[Dati.K4]" table:style-name="ce4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400" table:formula="of:=[Dati.K5]" table:style-name="ce4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650" table:formula="of:=[Dati.K6]" table:style-name="ce4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88" table:formula="of:=[Dati.K7]" table:style-name="ce4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128" table:formula="of:=[Dati.K8]" table:style-name="ce4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694" table:formula="of:=[Dati.K9]" table:style-name="ce4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036" table:formula="of:=[Dati.K10]" table:style-name="ce4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02" table:formula="of:=[Dati.K11]" table:style-name="ce4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3089" table:formula="of:=[Dati.K12]" table:style-name="ce4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858" table:formula="of:=[Dati.K13]" table:style-name="ce4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36" table:formula="of:=[Dati.K14]" table:style-name="ce4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83" table:formula="of:=[Dati.K15]" table:style-name="ce4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7375" table:formula="of:=[Dati.K16]" table:style-name="ce4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9172" table:formula="of:=[Dati.K17]" table:style-name="ce4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149" table:formula="of:=[Dati.K18]" table:style-name="ce4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2462" table:formula="of:=[Dati.K19]" table:style-name="ce4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5113" table:formula="of:=[Dati.K20]" table:style-name="ce4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7660" table:formula="of:=[Dati.K21]" table:style-name="ce4">
            <text:p>17660</text:p>
          </table:table-cell>
          <table:table-cell office:value-type="float" office:value="2547" table:formula="of:=[.B21]-[.B20]" table:style-name="ce1">
            <text:p>2547</text:p>
          </table:table-cell>
          <table:table-cell office:value-type="float" office:value="-104" table:formula="of:=[.C21]-[.C20]" table:style-name="ce1">
            <text:p>-104</text:p>
          </table:table-cell>
          <table:table-cell office:value-type="float" office:value="-442" table:formula="of:=[.D21]-[.D20]" table:style-name="ce1">
            <text:p>-442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21157" table:formula="of:=[Dati.K22]" table:style-name="ce4">
            <text:p>21157</text:p>
          </table:table-cell>
          <table:table-cell office:value-type="float" office:value="3497" table:formula="of:=[.B22]-[.B21]" table:style-name="ce1">
            <text:p>3497</text:p>
          </table:table-cell>
          <table:table-cell office:value-type="float" office:value="950" table:formula="of:=[.C22]-[.C21]" table:style-name="ce1">
            <text:p>950</text:p>
          </table:table-cell>
          <table:table-cell office:value-type="float" office:value="1054" table:formula="of:=[.D22]-[.D21]" table:style-name="ce1">
            <text:p>1054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4747" table:formula="of:=[Dati.K23]" table:style-name="ce4">
            <text:p>24747</text:p>
          </table:table-cell>
          <table:table-cell office:value-type="float" office:value="3590" table:formula="of:=[.B23]-[.B22]" table:style-name="ce1">
            <text:p>3590</text:p>
          </table:table-cell>
          <table:table-cell office:value-type="float" office:value="93" table:formula="of:=[.C23]-[.C22]" table:style-name="ce1">
            <text:p>93</text:p>
          </table:table-cell>
          <table:table-cell office:value-type="float" office:value="-857" table:formula="of:=[.D23]-[.D22]" table:style-name="ce1">
            <text:p>-857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980" table:formula="of:=[Dati.K24]" table:style-name="ce4">
            <text:p>27980</text:p>
          </table:table-cell>
          <table:table-cell office:value-type="float" office:value="3233" table:formula="of:=[.B24]-[.B23]" table:style-name="ce1">
            <text:p>3233</text:p>
          </table:table-cell>
          <table:table-cell office:value-type="float" office:value="-357" table:formula="of:=[.C24]-[.C23]" table:style-name="ce1">
            <text:p>-357</text:p>
          </table:table-cell>
          <table:table-cell office:value-type="float" office:value="-450" table:formula="of:=[.D24]-[.D23]" table:style-name="ce1">
            <text:p>-450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31506" table:formula="of:=[Dati.K25]" table:style-name="ce4">
            <text:p>31506</text:p>
          </table:table-cell>
          <table:table-cell office:value-type="float" office:value="3526" table:formula="of:=[.B25]-[.B24]" table:style-name="ce1">
            <text:p>3526</text:p>
          </table:table-cell>
          <table:table-cell office:value-type="float" office:value="293" table:formula="of:=[.C25]-[.C24]" table:style-name="ce1">
            <text:p>293</text:p>
          </table:table-cell>
          <table:table-cell office:value-type="float" office:value="650" table:formula="of:=[.D25]-[.D24]" table:style-name="ce1">
            <text:p>650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35713" table:formula="of:=[Dati.K26]" table:style-name="ce4">
            <text:p>35713</text:p>
          </table:table-cell>
          <table:table-cell office:value-type="float" office:value="4207" table:formula="of:=[.B26]-[.B25]" table:style-name="ce1">
            <text:p>4207</text:p>
          </table:table-cell>
          <table:table-cell office:value-type="float" office:value="681" table:formula="of:=[.C26]-[.C25]" table:style-name="ce1">
            <text:p>681</text:p>
          </table:table-cell>
          <table:table-cell office:value-type="float" office:value="388" table:formula="of:=[.D26]-[.D25]" table:style-name="ce1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41035" table:formula="of:=[Dati.K27]" table:style-name="ce4">
            <text:p>41035</text:p>
          </table:table-cell>
          <table:table-cell office:value-type="float" office:value="5322" table:formula="of:=[.B27]-[.B26]" table:style-name="ce1">
            <text:p>5322</text:p>
          </table:table-cell>
          <table:table-cell office:value-type="float" office:value="1115" table:formula="of:=[.C27]-[.C26]" table:style-name="ce1">
            <text:p>1115</text:p>
          </table:table-cell>
          <table:table-cell office:value-type="float" office:value="434" table:formula="of:=[.D27]-[.D26]" table:style-name="ce1">
            <text:p>434</text:p>
          </table:table-cell>
          <table:table-cell table:number-columns-repeated="16379"/>
        </table:table-row>
        <table:table-row table:number-rows-repeated="1048549" table:style-name="ro1">
          <table:table-cell table:number-columns-repeated="16384"/>
        </table:table-row>
      </table:table>
      <table:table table:name="Terapia_inten" table:style-name="ta2">
        <table:shapes>
          <draw:frame draw:z-index="1" draw:id="id2" draw:style-name="a2" draw:name="Grafico 1" svg:x="8.05833in" svg:y="0.36667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rapia_intensiv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6" table:formula="of:=[Dati.D3]" table:style-name="ce4">
            <text:p>2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5" table:formula="of:=[Dati.D4]" table:style-name="ce4">
            <text:p>35</text:p>
          </table:table-cell>
          <table:table-cell office:value-type="float" office:value="9" table:formula="of:=[.B4]-[.B3]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6" table:formula="of:=[Dati.D5]" table:style-name="ce4">
            <text:p>36</text:p>
          </table:table-cell>
          <table:table-cell office:value-type="float" office:value="1" table:formula="of:=[.B5]-[.B4]" table:style-name="ce1">
            <text:p>1</text:p>
          </table:table-cell>
          <table:table-cell office:value-type="float" office:value="-8" table:formula="of:=[.C5]-[.C4]" table:style-name="ce1">
            <text:p>-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6" table:formula="of:=[Dati.D6]" table:style-name="ce4">
            <text:p>56</text:p>
          </table:table-cell>
          <table:table-cell office:value-type="float" office:value="20" table:formula="of:=[.B6]-[.B5]" table:style-name="ce1">
            <text:p>20</text:p>
          </table:table-cell>
          <table:table-cell office:value-type="float" office:value="19" table:formula="of:=[.C6]-[.C5]" table:style-name="ce1">
            <text:p>19</text:p>
          </table:table-cell>
          <table:table-cell office:value-type="float" office:value="27" table:formula="of:=[.D6]-[.D5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64" table:formula="of:=[Dati.D7]" table:style-name="ce4">
            <text:p>64</text:p>
          </table:table-cell>
          <table:table-cell office:value-type="float" office:value="8" table:formula="of:=[.B7]-[.B6]" table:style-name="ce1">
            <text:p>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31" table:formula="of:=[.D7]-[.D6]" table:style-name="ce1">
            <text:p>-3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5" table:formula="of:=[Dati.D8]" table:style-name="ce4">
            <text:p>105</text:p>
          </table:table-cell>
          <table:table-cell office:value-type="float" office:value="41" table:formula="of:=[.B8]-[.B7]" table:style-name="ce1">
            <text:p>41</text:p>
          </table:table-cell>
          <table:table-cell office:value-type="float" office:value="33" table:formula="of:=[.C8]-[.C7]" table:style-name="ce1">
            <text:p>33</text:p>
          </table:table-cell>
          <table:table-cell office:value-type="float" office:value="45" table:formula="of:=[.D8]-[.D7]" table:style-name="ce1">
            <text:p>4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40" table:formula="of:=[Dati.D9]" table:style-name="ce4">
            <text:p>140</text:p>
          </table:table-cell>
          <table:table-cell office:value-type="float" office:value="35" table:formula="of:=[.B9]-[.B8]" table:style-name="ce1">
            <text:p>35</text:p>
          </table:table-cell>
          <table:table-cell office:value-type="float" office:value="-6" table:formula="of:=[.C9]-[.C8]" table:style-name="ce1">
            <text:p>-6</text:p>
          </table:table-cell>
          <table:table-cell office:value-type="float" office:value="-39" table:formula="of:=[.D9]-[.D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66" table:formula="of:=[Dati.D10]" table:style-name="ce4">
            <text:p>166</text:p>
          </table:table-cell>
          <table:table-cell office:value-type="float" office:value="26" table:formula="of:=[.B10]-[.B9]" table:style-name="ce1">
            <text:p>26</text:p>
          </table:table-cell>
          <table:table-cell office:value-type="float" office:value="-9" table:formula="of:=[.C10]-[.C9]" table:style-name="ce1">
            <text:p>-9</text:p>
          </table:table-cell>
          <table:table-cell office:value-type="float" office:value="-3" table:formula="of:=[.D10]-[.D9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9" table:formula="of:=[Dati.D11]" table:style-name="ce4">
            <text:p>229</text:p>
          </table:table-cell>
          <table:table-cell office:value-type="float" office:value="63" table:formula="of:=[.B11]-[.B10]" table:style-name="ce1">
            <text:p>63</text:p>
          </table:table-cell>
          <table:table-cell office:value-type="float" office:value="37" table:formula="of:=[.C11]-[.C10]" table:style-name="ce1">
            <text:p>37</text:p>
          </table:table-cell>
          <table:table-cell office:value-type="float" office:value="46" table:formula="of:=[.D11]-[.D10]" table:style-name="ce1">
            <text:p>46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5" table:formula="of:=[Dati.D12]" table:style-name="ce4">
            <text:p>295</text:p>
          </table:table-cell>
          <table:table-cell office:value-type="float" office:value="66" table:formula="of:=[.B12]-[.B11]" table:style-name="ce1">
            <text:p>66</text:p>
          </table:table-cell>
          <table:table-cell office:value-type="float" office:value="3" table:formula="of:=[.C12]-[.C11]" table:style-name="ce1">
            <text:p>3</text:p>
          </table:table-cell>
          <table:table-cell office:value-type="float" office:value="-34" table:formula="of:=[.D12]-[.D11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51" table:formula="of:=[Dati.D13]" table:style-name="ce4">
            <text:p>351</text:p>
          </table:table-cell>
          <table:table-cell office:value-type="float" office:value="56" table:formula="of:=[.B13]-[.B12]" table:style-name="ce1">
            <text:p>56</text:p>
          </table:table-cell>
          <table:table-cell office:value-type="float" office:value="-10" table:formula="of:=[.C13]-[.C12]" table:style-name="ce1">
            <text:p>-10</text:p>
          </table:table-cell>
          <table:table-cell office:value-type="float" office:value="-13" table:formula="of:=[.D13]-[.D12]" table:style-name="ce1">
            <text:p>-1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2" table:formula="of:=[Dati.D14]" table:style-name="ce4">
            <text:p>462</text:p>
          </table:table-cell>
          <table:table-cell office:value-type="float" office:value="111" table:formula="of:=[.B14]-[.B13]" table:style-name="ce1">
            <text:p>111</text:p>
          </table:table-cell>
          <table:table-cell office:value-type="float" office:value="55" table:formula="of:=[.C14]-[.C13]" table:style-name="ce1">
            <text:p>55</text:p>
          </table:table-cell>
          <table:table-cell office:value-type="float" office:value="65" table:formula="of:=[.D14]-[.D13]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67" table:formula="of:=[Dati.D15]" table:style-name="ce4">
            <text:p>567</text:p>
          </table:table-cell>
          <table:table-cell office:value-type="float" office:value="105" table:formula="of:=[.B15]-[.B14]" table:style-name="ce1">
            <text:p>105</text:p>
          </table:table-cell>
          <table:table-cell office:value-type="float" office:value="-6" table:formula="of:=[.C15]-[.C14]" table:style-name="ce1">
            <text:p>-6</text:p>
          </table:table-cell>
          <table:table-cell office:value-type="float" office:value="-61" table:formula="of:=[.D15]-[.D14]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50" table:formula="of:=[Dati.D16]" table:style-name="ce4">
            <text:p>650</text:p>
          </table:table-cell>
          <table:table-cell office:value-type="float" office:value="83" table:formula="of:=[.B16]-[.B15]" table:style-name="ce1">
            <text:p>83</text:p>
          </table:table-cell>
          <table:table-cell office:value-type="float" office:value="-22" table:formula="of:=[.C16]-[.C15]" table:style-name="ce1">
            <text:p>-22</text:p>
          </table:table-cell>
          <table:table-cell office:value-type="float" office:value="-16" table:formula="of:=[.D16]-[.D15]" table:style-name="ce1">
            <text:p>-16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33" table:formula="of:=[Dati.D17]" table:style-name="ce4">
            <text:p>733</text:p>
          </table:table-cell>
          <table:table-cell office:value-type="float" office:value="83" table:formula="of:=[.B17]-[.B16]" table:style-name="ce1">
            <text:p>83</text:p>
          </table:table-cell>
          <table:table-cell office:value-type="float" office:value="0" table:formula="of:=[.C17]-[.C16]" table:style-name="ce1">
            <text:p>0</text:p>
          </table:table-cell>
          <table:table-cell office:value-type="float" office:value="22" table:formula="of:=[.D17]-[.D16]" table:style-name="ce1">
            <text:p>2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77" table:formula="of:=[Dati.D18]" table:style-name="ce4">
            <text:p>877</text:p>
          </table:table-cell>
          <table:table-cell office:value-type="float" office:value="144" table:formula="of:=[.B18]-[.B17]" table:style-name="ce1">
            <text:p>144</text:p>
          </table:table-cell>
          <table:table-cell office:value-type="float" office:value="61" table:formula="of:=[.C18]-[.C17]" table:style-name="ce1">
            <text:p>61</text:p>
          </table:table-cell>
          <table:table-cell office:value-type="float" office:value="61" table:formula="of:=[.D18]-[.D17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28" table:formula="of:=[Dati.D19]" table:style-name="ce4">
            <text:p>1028</text:p>
          </table:table-cell>
          <table:table-cell office:value-type="float" office:value="151" table:formula="of:=[.B19]-[.B18]" table:style-name="ce1">
            <text:p>151</text:p>
          </table:table-cell>
          <table:table-cell office:value-type="float" office:value="7" table:formula="of:=[.C19]-[.C18]" table:style-name="ce1">
            <text:p>7</text:p>
          </table:table-cell>
          <table:table-cell office:value-type="float" office:value="-54" table:formula="of:=[.D19]-[.D18]" table:style-name="ce1">
            <text:p>-54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153" table:formula="of:=[Dati.D20]" table:style-name="ce4">
            <text:p>1153</text:p>
          </table:table-cell>
          <table:table-cell office:value-type="float" office:value="125" table:formula="of:=[.B20]-[.B19]" table:style-name="ce1">
            <text:p>125</text:p>
          </table:table-cell>
          <table:table-cell office:value-type="float" office:value="-26" table:formula="of:=[.C20]-[.C19]" table:style-name="ce1">
            <text:p>-26</text:p>
          </table:table-cell>
          <table:table-cell office:value-type="float" office:value="-33" table:formula="of:=[.D20]-[.D19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328" table:formula="of:=[Dati.D21]" table:style-name="ce4">
            <text:p>1328</text:p>
          </table:table-cell>
          <table:table-cell office:value-type="float" office:value="175" table:formula="of:=[.B21]-[.B20]" table:style-name="ce1">
            <text:p>175</text:p>
          </table:table-cell>
          <table:table-cell office:value-type="float" office:value="50" table:formula="of:=[.C21]-[.C20]" table:style-name="ce1">
            <text:p>50</text:p>
          </table:table-cell>
          <table:table-cell office:value-type="float" office:value="76" table:formula="of:=[.D21]-[.D20]" table:style-name="ce1">
            <text:p>7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518" table:formula="of:=[Dati.D22]" table:style-name="ce4">
            <text:p>1518</text:p>
          </table:table-cell>
          <table:table-cell office:value-type="float" office:value="190" table:formula="of:=[.B22]-[.B21]" table:style-name="ce1">
            <text:p>190</text:p>
          </table:table-cell>
          <table:table-cell office:value-type="float" office:value="15" table:formula="of:=[.C22]-[.C21]" table:style-name="ce1">
            <text:p>15</text:p>
          </table:table-cell>
          <table:table-cell office:value-type="float" office:value="-35" table:formula="of:=[.D22]-[.D21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672" table:formula="of:=[Dati.D23]" table:style-name="ce4">
            <text:p>1672</text:p>
          </table:table-cell>
          <table:table-cell office:value-type="float" office:value="154" table:formula="of:=[.B23]-[.B22]" table:style-name="ce1">
            <text:p>154</text:p>
          </table:table-cell>
          <table:table-cell office:value-type="float" office:value="-36" table:formula="of:=[.C23]-[.C22]" table:style-name="ce1">
            <text:p>-36</text:p>
          </table:table-cell>
          <table:table-cell office:value-type="float" office:value="-51" table:formula="of:=[.D23]-[.D22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851" table:formula="of:=[Dati.D24]" table:style-name="ce4">
            <text:p>1851</text:p>
          </table:table-cell>
          <table:table-cell office:value-type="float" office:value="179" table:formula="of:=[.B24]-[.B23]" table:style-name="ce1">
            <text:p>179</text:p>
          </table:table-cell>
          <table:table-cell office:value-type="float" office:value="25" table:formula="of:=[.C24]-[.C23]" table:style-name="ce1">
            <text:p>25</text:p>
          </table:table-cell>
          <table:table-cell office:value-type="float" office:value="61" table:formula="of:=[.D24]-[.D23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060" table:formula="of:=[Dati.D25]" table:style-name="ce4">
            <text:p>2060</text:p>
          </table:table-cell>
          <table:table-cell office:value-type="float" office:value="209" table:formula="of:=[.B25]-[.B24]" table:style-name="ce1">
            <text:p>209</text:p>
          </table:table-cell>
          <table:table-cell office:value-type="float" office:value="30" table:formula="of:=[.C25]-[.C24]" table:style-name="ce1">
            <text:p>30</text:p>
          </table:table-cell>
          <table:table-cell office:value-type="float" office:value="5" table:formula="of:=[.D25]-[.D24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257" table:formula="of:=[Dati.D26]" table:style-name="ce4">
            <text:p>2257</text:p>
          </table:table-cell>
          <table:table-cell office:value-type="float" office:value="197" table:formula="of:=[.B26]-[.B25]" table:style-name="ce1">
            <text:p>197</text:p>
          </table:table-cell>
          <table:table-cell office:value-type="float" office:value="-12" table:formula="of:=[.C26]-[.C25]" table:style-name="ce1">
            <text:p>-12</text:p>
          </table:table-cell>
          <table:table-cell office:value-type="float" office:value="-42" table:formula="of:=[.D26]-[.D25]" table:style-name="ce1">
            <text:p>-42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2498" table:formula="of:=[Dati.D27]" table:style-name="ce4">
            <text:p>2498</text:p>
          </table:table-cell>
          <table:table-cell office:value-type="float" office:value="241" table:formula="of:=[.B27]-[.B26]" table:style-name="ce1">
            <text:p>241</text:p>
          </table:table-cell>
          <table:table-cell office:value-type="float" office:value="44" table:formula="of:=[.C27]-[.C26]" table:style-name="ce1">
            <text:p>44</text:p>
          </table:table-cell>
          <table:table-cell office:value-type="float" office:value="56" table:formula="of:=[.D27]-[.D26]" table:style-name="ce1">
            <text:p>56</text:p>
          </table:table-cell>
          <table:table-cell table:number-columns-repeated="16379"/>
        </table:table-row>
        <table:table-row table:number-rows-repeated="1048549" table:style-name="ro1">
          <table:table-cell table:number-columns-repeated="16384"/>
        </table:table-row>
      </table:table>
      <table:table table:name="Guariti" table:style-name="ta1">
        <table:shapes>
          <draw:frame draw:z-index="1" draw:id="id3" draw:style-name="a3" draw:name="Grafico 1" svg:x="7.60512in" svg:y="0.02913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7.57618in" svg:y="3.69803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" table:formula="of:=[Dati.I3]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" table:formula="of:=[Dati.I4]" table:style-name="ce4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" table:formula="of:=[Dati.I5]" table:style-name="ce4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45" table:formula="of:=[Dati.I6]" table:style-name="ce4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6" table:formula="of:=[Dati.I7]" table:style-name="ce4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" table:formula="of:=[Dati.I8]" table:style-name="ce4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83" table:formula="of:=[Dati.I9]" table:style-name="ce4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49" table:formula="of:=[Dati.I10]" table:style-name="ce4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60" table:formula="of:=[Dati.I11]" table:style-name="ce4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6" table:formula="of:=[Dati.I12]" table:style-name="ce4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414" table:formula="of:=[Dati.I13]" table:style-name="ce4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523" table:formula="of:=[Dati.I14]" table:style-name="ce4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9" table:formula="of:=[Dati.I15]" table:style-name="ce4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22" table:formula="of:=[Dati.I16]" table:style-name="ce4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24" table:formula="of:=[Dati.I17]" table:style-name="ce4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04" table:formula="of:=[Dati.I18]" table:style-name="ce4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45" table:formula="of:=[Dati.I19]" table:style-name="ce4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58" table:formula="of:=[Dati.I20]" table:style-name="ce4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39" table:formula="of:=[Dati.I21]" table:style-name="ce4">
            <text:p>1439</text:p>
          </table:table-cell>
          <table:table-cell office:value-type="float" office:value="181" table:formula="of:=[.B21]-[.B20]" table:style-name="ce1">
            <text:p>181</text:p>
          </table:table-cell>
          <table:table-cell office:value-type="float" office:value="-32" table:formula="of:=[.C21]-[.C20]" table:style-name="ce1">
            <text:p>-32</text:p>
          </table:table-cell>
          <table:table-cell office:value-type="float" office:value="-204" table:formula="of:=[.D21]-[.D20]" table:style-name="ce1">
            <text:p>-20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966" table:formula="of:=[Dati.I22]" table:style-name="ce4">
            <text:p>1966</text:p>
          </table:table-cell>
          <table:table-cell office:value-type="float" office:value="527" table:formula="of:=[.B22]-[.B21]" table:style-name="ce1">
            <text:p>527</text:p>
          </table:table-cell>
          <table:table-cell office:value-type="float" office:value="346" table:formula="of:=[.C22]-[.C21]" table:style-name="ce1">
            <text:p>346</text:p>
          </table:table-cell>
          <table:table-cell office:value-type="float" office:value="378" table:formula="of:=[.D22]-[.D21]" table:style-name="ce1">
            <text:p>378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335" table:formula="of:=[Dati.I23]" table:style-name="ce4">
            <text:p>2335</text:p>
          </table:table-cell>
          <table:table-cell office:value-type="float" office:value="369" table:formula="of:=[.B23]-[.B22]" table:style-name="ce1">
            <text:p>369</text:p>
          </table:table-cell>
          <table:table-cell office:value-type="float" office:value="-158" table:formula="of:=[.C23]-[.C22]" table:style-name="ce1">
            <text:p>-158</text:p>
          </table:table-cell>
          <table:table-cell office:value-type="float" office:value="-504" table:formula="of:=[.D23]-[.D22]" table:style-name="ce1">
            <text:p>-50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49" table:formula="of:=[Dati.I24]" table:style-name="ce4">
            <text:p>2749</text:p>
          </table:table-cell>
          <table:table-cell office:value-type="float" office:value="414" table:formula="of:=[.B24]-[.B23]" table:style-name="ce1">
            <text:p>414</text:p>
          </table:table-cell>
          <table:table-cell office:value-type="float" office:value="45" table:formula="of:=[.C24]-[.C23]" table:style-name="ce1">
            <text:p>45</text:p>
          </table:table-cell>
          <table:table-cell office:value-type="float" office:value="203" table:formula="of:=[.D24]-[.D23]" table:style-name="ce1">
            <text:p>20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941" table:formula="of:=[Dati.I25]" table:style-name="ce4">
            <text:p>2941</text:p>
          </table:table-cell>
          <table:table-cell office:value-type="float" office:value="192" table:formula="of:=[.B25]-[.B24]" table:style-name="ce1">
            <text:p>192</text:p>
          </table:table-cell>
          <table:table-cell office:value-type="float" office:value="-222" table:formula="of:=[.C25]-[.C24]" table:style-name="ce1">
            <text:p>-222</text:p>
          </table:table-cell>
          <table:table-cell office:value-type="float" office:value="-267" table:formula="of:=[.D25]-[.D24]" table:style-name="ce1">
            <text:p>-267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4025" table:formula="of:=[Dati.I26]" table:style-name="ce4">
            <text:p>4025</text:p>
          </table:table-cell>
          <table:table-cell office:value-type="float" office:value="1084" table:formula="of:=[.B26]-[.B25]" table:style-name="ce1">
            <text:p>1084</text:p>
          </table:table-cell>
          <table:table-cell office:value-type="float" office:value="892" table:formula="of:=[.C26]-[.C25]" table:style-name="ce1">
            <text:p>892</text:p>
          </table:table-cell>
          <table:table-cell office:value-type="float" office:value="1114" table:formula="of:=[.D26]-[.D25]" table:style-name="ce1">
            <text:p>1114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4440" table:formula="of:=[Dati.I27]" table:style-name="ce4">
            <text:p>4440</text:p>
          </table:table-cell>
          <table:table-cell office:value-type="float" office:value="415" table:formula="of:=[.B27]-[.B26]" table:style-name="ce1">
            <text:p>415</text:p>
          </table:table-cell>
          <table:table-cell office:value-type="float" office:value="-669" table:formula="of:=[.C27]-[.C26]" table:style-name="ce1">
            <text:p>-669</text:p>
          </table:table-cell>
          <table:table-cell office:value-type="float" office:value="-1561" table:formula="of:=[.D27]-[.D26]" table:style-name="ce1">
            <text:p>-1561</text:p>
          </table:table-cell>
          <table:table-cell table:number-columns-repeated="16379"/>
        </table:table-row>
        <table:table-row table:number-rows-repeated="1048549" table:style-name="ro1">
          <table:table-cell table:number-columns-repeated="16384"/>
        </table:table-row>
      </table:table>
      <table:table table:name="Deceduti" table:style-name="ta1">
        <table:shapes>
          <draw:frame draw:z-index="1" draw:id="id5" draw:style-name="a5" draw:name="Grafico 1" svg:x="7.19331in" svg:y="4.23307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  <draw:frame draw:z-index="2" draw:id="id6" draw:style-name="a6" draw:name="Grafico 2" svg:x="7.18346in" svg:y="0.51024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7" table:formula="of:=[Dati.J3]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0" table:formula="of:=[Dati.J4]" table:style-name="ce4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2" table:formula="of:=[Dati.J5]" table:style-name="ce4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7" table:formula="of:=[Dati.J6]" table:style-name="ce4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21" table:formula="of:=[Dati.J7]" table:style-name="ce4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29" table:formula="of:=[Dati.J8]" table:style-name="ce4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34" table:formula="of:=[Dati.J9]" table:style-name="ce4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52" table:formula="of:=[Dati.J10]" table:style-name="ce4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79" table:formula="of:=[Dati.J11]" table:style-name="ce4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7" table:formula="of:=[Dati.J12]" table:style-name="ce4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48" table:formula="of:=[Dati.J13]" table:style-name="ce4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97" table:formula="of:=[Dati.J14]" table:style-name="ce4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233" table:formula="of:=[Dati.J15]" table:style-name="ce4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366" table:formula="of:=[Dati.J16]" table:style-name="ce4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463" table:formula="of:=[Dati.J17]" table:style-name="ce4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31" table:formula="of:=[Dati.J18]" table:style-name="ce4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827" table:formula="of:=[Dati.J19]" table:style-name="ce4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016" table:formula="of:=[Dati.J20]" table:style-name="ce4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266" table:formula="of:=[Dati.J21]" table:style-name="ce4">
            <text:p>1266</text:p>
          </table:table-cell>
          <table:table-cell office:value-type="float" office:value="250" table:formula="of:=[.B21]-[.B20]" table:style-name="ce1">
            <text:p>250</text:p>
          </table:table-cell>
          <table:table-cell office:value-type="float" office:value="61" table:formula="of:=[.C21]-[.C20]" table:style-name="ce1">
            <text:p>61</text:p>
          </table:table-cell>
          <table:table-cell office:value-type="float" office:value="68" table:formula="of:=[.D21]-[.D20]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441" table:formula="of:=[Dati.J22]" table:style-name="ce4">
            <text:p>1441</text:p>
          </table:table-cell>
          <table:table-cell office:value-type="float" office:value="175" table:formula="of:=[.B22]-[.B21]" table:style-name="ce1">
            <text:p>175</text:p>
          </table:table-cell>
          <table:table-cell office:value-type="float" office:value="-75" table:formula="of:=[.C22]-[.C21]" table:style-name="ce1">
            <text:p>-75</text:p>
          </table:table-cell>
          <table:table-cell office:value-type="float" office:value="-136" table:formula="of:=[.D22]-[.D21]" table:style-name="ce1">
            <text:p>-136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809" table:formula="of:=[Dati.J23]" table:style-name="ce4">
            <text:p>1809</text:p>
          </table:table-cell>
          <table:table-cell office:value-type="float" office:value="368" table:formula="of:=[.B23]-[.B22]" table:style-name="ce1">
            <text:p>368</text:p>
          </table:table-cell>
          <table:table-cell office:value-type="float" office:value="193" table:formula="of:=[.C23]-[.C22]" table:style-name="ce1">
            <text:p>193</text:p>
          </table:table-cell>
          <table:table-cell office:value-type="float" office:value="268" table:formula="of:=[.D23]-[.D22]" table:style-name="ce1">
            <text:p>268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158" table:formula="of:=[Dati.J24]" table:style-name="ce4">
            <text:p>2158</text:p>
          </table:table-cell>
          <table:table-cell office:value-type="float" office:value="349" table:formula="of:=[.B24]-[.B23]" table:style-name="ce1">
            <text:p>349</text:p>
          </table:table-cell>
          <table:table-cell office:value-type="float" office:value="-19" table:formula="of:=[.C24]-[.C23]" table:style-name="ce1">
            <text:p>-19</text:p>
          </table:table-cell>
          <table:table-cell office:value-type="float" office:value="-212" table:formula="of:=[.D24]-[.D23]" table:style-name="ce1">
            <text:p>-212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503" table:formula="of:=[Dati.J25]" table:style-name="ce4">
            <text:p>2503</text:p>
          </table:table-cell>
          <table:table-cell office:value-type="float" office:value="345" table:formula="of:=[.B25]-[.B24]" table:style-name="ce1">
            <text:p>345</text:p>
          </table:table-cell>
          <table:table-cell office:value-type="float" office:value="-4" table:formula="of:=[.C25]-[.C24]" table:style-name="ce1">
            <text:p>-4</text:p>
          </table:table-cell>
          <table:table-cell office:value-type="float" office:value="15" table:formula="of:=[.D25]-[.D24]" table:style-name="ce1">
            <text:p>15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978" table:formula="of:=[Dati.J26]" table:style-name="ce4">
            <text:p>2978</text:p>
          </table:table-cell>
          <table:table-cell office:value-type="float" office:value="475" table:formula="of:=[.B26]-[.B25]" table:style-name="ce1">
            <text:p>475</text:p>
          </table:table-cell>
          <table:table-cell office:value-type="float" office:value="130" table:formula="of:=[.C26]-[.C25]" table:style-name="ce1">
            <text:p>130</text:p>
          </table:table-cell>
          <table:table-cell office:value-type="float" office:value="134" table:formula="of:=[.D26]-[.D25]" table:style-name="ce1">
            <text:p>134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3405" table:formula="of:=[Dati.J27]" table:style-name="ce4">
            <text:p>3405</text:p>
          </table:table-cell>
          <table:table-cell office:value-type="float" office:value="427" table:formula="of:=[.B27]-[.B26]" table:style-name="ce1">
            <text:p>427</text:p>
          </table:table-cell>
          <table:table-cell office:value-type="float" office:value="-48" table:formula="of:=[.C27]-[.C26]" table:style-name="ce1">
            <text:p>-48</text:p>
          </table:table-cell>
          <table:table-cell office:value-type="float" office:value="-178" table:formula="of:=[.D27]-[.D26]" table:style-name="ce1">
            <text:p>-178</text:p>
          </table:table-cell>
          <table:table-cell table:number-columns-repeated="16379"/>
        </table:table-row>
        <table:table-row table:number-rows-repeated="1048549" table:style-name="ro1">
          <table:table-cell table:number-columns-repeated="16384"/>
        </table:table-row>
      </table:table>
      <table:table table:name="Ospedalizzati" table:style-name="ta1">
        <table:shapes>
          <draw:frame draw:z-index="1" draw:id="id7" draw:style-name="a7" draw:name="Grafico 1" svg:x="7.01063in" svg:y="0.13622in" svg:width="6.29567in" svg:height="3.54488in" style:rel-width="scale" style:rel-height="scale">
            <draw:object xlink:href="Object 8/" xlink:type="simple" xlink:show="embed" xlink:actuate="onLoad"/>
            <svg:title/>
            <svg:desc/>
          </draw:frame>
          <draw:frame draw:z-index="2" draw:id="id8" draw:style-name="a8" draw:name="Grafico 2" svg:x="7.01063in" svg:y="4.01575in" svg:width="6.29528in" svg:height="3.54488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7" table:default-cell-style-name="ce1"/>
        <table:table-column table:style-name="co18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27" table:formula="of:=[Dati.E3]" table:style-name="ce4">
            <text:p>1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49" table:formula="of:=[Dati.E4]" table:style-name="ce4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64" table:formula="of:=[Dati.E5]" table:style-name="ce4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304" table:formula="of:=[Dati.E6]" table:style-name="ce4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09" table:formula="of:=[Dati.E7]" table:style-name="ce4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6" table:formula="of:=[Dati.E8]" table:style-name="ce4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79" table:formula="of:=[Dati.E9]" table:style-name="ce4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08" table:formula="of:=[Dati.E10]" table:style-name="ce4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263" table:formula="of:=[Dati.E11]" table:style-name="ce4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641" table:formula="of:=[Dati.E12]" table:style-name="ce4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2141" table:formula="of:=[Dati.E13]" table:style-name="ce4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2856" table:formula="of:=[Dati.E14]" table:style-name="ce4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3218" table:formula="of:=[Dati.E15]" table:style-name="ce4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207" table:formula="of:=[Dati.E16]" table:style-name="ce4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049" table:formula="of:=[Dati.E17]" table:style-name="ce4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5915" table:formula="of:=[Dati.E18]" table:style-name="ce4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6866" table:formula="of:=[Dati.E19]" table:style-name="ce4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7803" table:formula="of:=[Dati.E20]" table:style-name="ce4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8754" table:formula="of:=[Dati.E21]" table:style-name="ce4">
            <text:p>8754</text:p>
          </table:table-cell>
          <table:table-cell office:value-type="float" office:value="951" table:formula="of:=[.B21]-[.B20]" table:style-name="ce1">
            <text:p>951</text:p>
          </table:table-cell>
          <table:table-cell office:value-type="float" office:value="14" table:formula="of:=[.C21]-[.C20]" table:style-name="ce1">
            <text:p>14</text:p>
          </table:table-cell>
          <table:table-cell office:value-type="float" office:value="28" table:formula="of:=[.D21]-[.D20]" table:style-name="ce1">
            <text:p>2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9890" table:formula="of:=[Dati.E22]" table:style-name="ce4">
            <text:p>9890</text:p>
          </table:table-cell>
          <table:table-cell office:value-type="float" office:value="1136" table:formula="of:=[.B22]-[.B21]" table:style-name="ce1">
            <text:p>1136</text:p>
          </table:table-cell>
          <table:table-cell office:value-type="float" office:value="185" table:formula="of:=[.C22]-[.C21]" table:style-name="ce1">
            <text:p>185</text:p>
          </table:table-cell>
          <table:table-cell office:value-type="float" office:value="171" table:formula="of:=[.D22]-[.D21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1335" table:formula="of:=[Dati.E23]" table:style-name="ce4">
            <text:p>11335</text:p>
          </table:table-cell>
          <table:table-cell office:value-type="float" office:value="1445" table:formula="of:=[.B23]-[.B22]" table:style-name="ce1">
            <text:p>1445</text:p>
          </table:table-cell>
          <table:table-cell office:value-type="float" office:value="309" table:formula="of:=[.C23]-[.C22]" table:style-name="ce1">
            <text:p>309</text:p>
          </table:table-cell>
          <table:table-cell office:value-type="float" office:value="124" table:formula="of:=[.D23]-[.D22]" table:style-name="ce1">
            <text:p>12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2876" table:formula="of:=[Dati.E24]" table:style-name="ce4">
            <text:p>12876</text:p>
          </table:table-cell>
          <table:table-cell office:value-type="float" office:value="1541" table:formula="of:=[.B24]-[.B23]" table:style-name="ce1">
            <text:p>1541</text:p>
          </table:table-cell>
          <table:table-cell office:value-type="float" office:value="96" table:formula="of:=[.C24]-[.C23]" table:style-name="ce1">
            <text:p>96</text:p>
          </table:table-cell>
          <table:table-cell office:value-type="float" office:value="-213" table:formula="of:=[.D24]-[.D23]" table:style-name="ce1">
            <text:p>-21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4954" table:formula="of:=[Dati.E25]" table:style-name="ce4">
            <text:p>14954</text:p>
          </table:table-cell>
          <table:table-cell office:value-type="float" office:value="2078" table:formula="of:=[.B25]-[.B24]" table:style-name="ce1">
            <text:p>2078</text:p>
          </table:table-cell>
          <table:table-cell office:value-type="float" office:value="537" table:formula="of:=[.C25]-[.C24]" table:style-name="ce1">
            <text:p>537</text:p>
          </table:table-cell>
          <table:table-cell office:value-type="float" office:value="441" table:formula="of:=[.D25]-[.D24]" table:style-name="ce1">
            <text:p>441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6620" table:formula="of:=[Dati.E26]" table:style-name="ce4">
            <text:p>16620</text:p>
          </table:table-cell>
          <table:table-cell office:value-type="float" office:value="1666" table:formula="of:=[.B26]-[.B25]" table:style-name="ce1">
            <text:p>1666</text:p>
          </table:table-cell>
          <table:table-cell office:value-type="float" office:value="-412" table:formula="of:=[.C26]-[.C25]" table:style-name="ce1">
            <text:p>-412</text:p>
          </table:table-cell>
          <table:table-cell office:value-type="float" office:value="-949" table:formula="of:=[.D26]-[.D25]" table:style-name="ce1">
            <text:p>-949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8255" table:formula="of:=[Dati.E27]" table:style-name="ce4">
            <text:p>18255</text:p>
          </table:table-cell>
          <table:table-cell office:value-type="float" office:value="1635" table:formula="of:=[.B27]-[.B26]" table:style-name="ce1">
            <text:p>1635</text:p>
          </table:table-cell>
          <table:table-cell office:value-type="float" office:value="-31" table:formula="of:=[.C27]-[.C26]" table:style-name="ce1">
            <text:p>-31</text:p>
          </table:table-cell>
          <table:table-cell office:value-type="float" office:value="381" table:formula="of:=[.D27]-[.D26]" table:style-name="ce1">
            <text:p>381</text:p>
          </table:table-cell>
          <table:table-cell table:number-columns-repeated="16379"/>
        </table:table-row>
        <table:table-row table:number-rows-repeated="1048549" table:style-name="ro1">
          <table:table-cell table:number-columns-repeated="16384"/>
        </table:table-row>
      </table:table>
      <table:table table:name="Quarantena" table:style-name="ta1">
        <table:shapes>
          <draw:frame draw:z-index="1" draw:id="id9" draw:style-name="a9" draw:name="Grafico 1" svg:x="6.86496in" svg:y="0.34252in" svg:width="6.29882in" svg:height="3.54291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0" draw:style-name="a10" draw:name="Grafico 2" svg:x="6.94016in" svg:y="3.93898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9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94" table:formula="of:=[Dati.F3]" table:style-name="ce4">
            <text:p>9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62" table:formula="of:=[Dati.F4]" table:style-name="ce4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221" table:formula="of:=[Dati.F5]" table:style-name="ce4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284" table:formula="of:=[Dati.F6]" table:style-name="ce4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12" table:formula="of:=[Dati.F7]" table:style-name="ce4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43" table:formula="of:=[Dati.F8]" table:style-name="ce4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98" table:formula="of:=[Dati.F9]" table:style-name="ce4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27" table:formula="of:=[Dati.F10]" table:style-name="ce4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000" table:formula="of:=[Dati.F11]" table:style-name="ce4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65" table:formula="of:=[Dati.F12]" table:style-name="ce4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155" table:formula="of:=[Dati.F13]" table:style-name="ce4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060" table:formula="of:=[Dati.F14]" table:style-name="ce4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1843" table:formula="of:=[Dati.F15]" table:style-name="ce4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2180" table:formula="of:=[Dati.F16]" table:style-name="ce4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2936" table:formula="of:=[Dati.F17]" table:style-name="ce4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2599" table:formula="of:=[Dati.F18]" table:style-name="ce4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3724" table:formula="of:=[Dati.F19]" table:style-name="ce4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5036" table:formula="of:=[Dati.F20]" table:style-name="ce4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6201" table:formula="of:=[Dati.F21]" table:style-name="ce4">
            <text:p>6201</text:p>
          </table:table-cell>
          <table:table-cell office:value-type="float" office:value="1165" table:formula="of:=[.B21]-[.B20]" table:style-name="ce1">
            <text:p>1165</text:p>
          </table:table-cell>
          <table:table-cell office:value-type="float" office:value="-147" table:formula="of:=[.C21]-[.C20]" table:style-name="ce1">
            <text:p>-147</text:p>
          </table:table-cell>
          <table:table-cell office:value-type="float" office:value="-334" table:formula="of:=[.D21]-[.D20]" table:style-name="ce1">
            <text:p>-33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7860" table:formula="of:=[Dati.F22]" table:style-name="ce4">
            <text:p>7860</text:p>
          </table:table-cell>
          <table:table-cell office:value-type="float" office:value="1659" table:formula="of:=[.B22]-[.B21]" table:style-name="ce1">
            <text:p>1659</text:p>
          </table:table-cell>
          <table:table-cell office:value-type="float" office:value="494" table:formula="of:=[.C22]-[.C21]" table:style-name="ce1">
            <text:p>494</text:p>
          </table:table-cell>
          <table:table-cell office:value-type="float" office:value="641" table:formula="of:=[.D22]-[.D21]" table:style-name="ce1">
            <text:p>64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9268" table:formula="of:=[Dati.F23]" table:style-name="ce4">
            <text:p>9268</text:p>
          </table:table-cell>
          <table:table-cell office:value-type="float" office:value="1408" table:formula="of:=[.B23]-[.B22]" table:style-name="ce1">
            <text:p>1408</text:p>
          </table:table-cell>
          <table:table-cell office:value-type="float" office:value="-251" table:formula="of:=[.C23]-[.C22]" table:style-name="ce1">
            <text:p>-251</text:p>
          </table:table-cell>
          <table:table-cell office:value-type="float" office:value="-745" table:formula="of:=[.D23]-[.D22]" table:style-name="ce1">
            <text:p>-745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0197" table:formula="of:=[Dati.F24]" table:style-name="ce4">
            <text:p>10197</text:p>
          </table:table-cell>
          <table:table-cell office:value-type="float" office:value="929" table:formula="of:=[.B24]-[.B23]" table:style-name="ce1">
            <text:p>929</text:p>
          </table:table-cell>
          <table:table-cell office:value-type="float" office:value="-479" table:formula="of:=[.C24]-[.C23]" table:style-name="ce1">
            <text:p>-479</text:p>
          </table:table-cell>
          <table:table-cell office:value-type="float" office:value="-228" table:formula="of:=[.D24]-[.D23]" table:style-name="ce1">
            <text:p>-228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1108" table:formula="of:=[Dati.F25]" table:style-name="ce4">
            <text:p>11108</text:p>
          </table:table-cell>
          <table:table-cell office:value-type="float" office:value="911" table:formula="of:=[.B25]-[.B24]" table:style-name="ce1">
            <text:p>911</text:p>
          </table:table-cell>
          <table:table-cell office:value-type="float" office:value="-18" table:formula="of:=[.C25]-[.C24]" table:style-name="ce1">
            <text:p>-18</text:p>
          </table:table-cell>
          <table:table-cell office:value-type="float" office:value="461" table:formula="of:=[.D25]-[.D24]" table:style-name="ce1">
            <text:p>461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2090" table:formula="of:=[Dati.F26]" table:style-name="ce4">
            <text:p>12090</text:p>
          </table:table-cell>
          <table:table-cell office:value-type="float" office:value="982" table:formula="of:=[.B26]-[.B25]" table:style-name="ce1">
            <text:p>982</text:p>
          </table:table-cell>
          <table:table-cell office:value-type="float" office:value="71" table:formula="of:=[.C26]-[.C25]" table:style-name="ce1">
            <text:p>71</text:p>
          </table:table-cell>
          <table:table-cell office:value-type="float" office:value="89" table:formula="of:=[.D26]-[.D25]" table:style-name="ce1">
            <text:p>89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4935" table:formula="of:=[Dati.F27]" table:style-name="ce4">
            <text:p>14935</text:p>
          </table:table-cell>
          <table:table-cell office:value-type="float" office:value="2845" table:formula="of:=[.B27]-[.B26]" table:style-name="ce1">
            <text:p>2845</text:p>
          </table:table-cell>
          <table:table-cell office:value-type="float" office:value="1863" table:formula="of:=[.C27]-[.C26]" table:style-name="ce1">
            <text:p>1863</text:p>
          </table:table-cell>
          <table:table-cell office:value-type="float" office:value="1792" table:formula="of:=[.D27]-[.D26]" table:style-name="ce1">
            <text:p>1792</text:p>
          </table:table-cell>
          <table:table-cell table:number-columns-repeated="16379"/>
        </table:table-row>
        <table:table-row table:number-rows-repeated="1048549" table:style-name="ro1">
          <table:table-cell table:number-columns-repeated="16384"/>
        </table:table-row>
      </table:table>
      <table:table table:name="Positivi" table:style-name="ta1">
        <table:shapes>
          <draw:frame draw:z-index="1" draw:id="id11" draw:style-name="a11" draw:name="Grafico 1" svg:x="6.20354in" svg:y="0in" svg:width="6.29409in" svg:height="3.54449in" style:rel-width="scale" style:rel-height="scale">
            <draw:object xlink:href="Object 12/" xlink:type="simple" xlink:show="embed" xlink:actuate="onLoad"/>
            <svg:title/>
            <svg:desc/>
          </draw:frame>
          <draw:frame draw:z-index="2" draw:id="id12" draw:style-name="a12" draw:name="Grafico 2" svg:x="6.31332in" svg:y="3.51765in" svg:width="6.29449in" svg:height="3.54488in" style:rel-width="scale" style:rel-height="scale">
            <draw:object xlink:href="Object 13/" xlink:type="simple" xlink:show="embed" xlink:actuate="onLoad"/>
            <svg:title/>
            <svg:desc/>
          </draw:frame>
        </table:shapes>
        <table:table-column table:style-name="co20" table:default-cell-style-name="ce1"/>
        <table:table-column table:style-name="co21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4" table:style-name="ce1"/>
          <table:table-cell table:style-name="ce1">
            <draw:frame draw:z-index="3" draw:id="id13" draw:style-name="a13" draw:name="Grafico 3" svg:x="0.4625in" svg:y="0.07917in" svg:width="6.2875in" svg:height="3.02917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1" table:formula="of:=[Dati.G3]" table:style-name="ce4">
            <text:p>22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11" table:formula="of:=[Dati.G4]" table:style-name="ce4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85" table:formula="of:=[Dati.G5]" table:style-name="ce4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88" table:formula="of:=[Dati.G6]" table:style-name="ce4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21" table:formula="of:=[Dati.G7]" table:style-name="ce4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49" table:formula="of:=[Dati.G8]" table:style-name="ce4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577" table:formula="of:=[Dati.G9]" table:style-name="ce4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835" table:formula="of:=[Dati.G10]" table:style-name="ce4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63" table:formula="of:=[Dati.G11]" table:style-name="ce4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06" table:formula="of:=[Dati.G12]" table:style-name="ce4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96" table:formula="of:=[Dati.G13]" table:style-name="ce4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916" table:formula="of:=[Dati.G14]" table:style-name="ce4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061" table:formula="of:=[Dati.G15]" table:style-name="ce4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387" table:formula="of:=[Dati.G16]" table:style-name="ce4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985" table:formula="of:=[Dati.G17]" table:style-name="ce4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514" table:formula="of:=[Dati.G18]" table:style-name="ce4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590" table:formula="of:=[Dati.G19]" table:style-name="ce4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839" table:formula="of:=[Dati.G20]" table:style-name="ce4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955" table:formula="of:=[Dati.G21]" table:style-name="ce4">
            <text:p>14955</text:p>
          </table:table-cell>
          <table:table-cell office:value-type="float" office:value="2116" table:formula="of:=[.B21]-[.B20]" table:style-name="ce1">
            <text:p>2116</text:p>
          </table:table-cell>
          <table:table-cell office:value-type="float" office:value="-133" table:formula="of:=[.C21]-[.C20]" table:style-name="ce1">
            <text:p>-133</text:p>
          </table:table-cell>
          <table:table-cell office:value-type="float" office:value="-306" table:formula="of:=[.D21]-[.D20]" table:style-name="ce1">
            <text:p>-30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7750" table:formula="of:=[Dati.G22]" table:style-name="ce4">
            <text:p>17750</text:p>
          </table:table-cell>
          <table:table-cell office:value-type="float" office:value="2795" table:formula="of:=[.B22]-[.B21]" table:style-name="ce1">
            <text:p>2795</text:p>
          </table:table-cell>
          <table:table-cell office:value-type="float" office:value="679" table:formula="of:=[.C22]-[.C21]" table:style-name="ce1">
            <text:p>679</text:p>
          </table:table-cell>
          <table:table-cell office:value-type="float" office:value="812" table:formula="of:=[.D22]-[.D21]" table:style-name="ce1">
            <text:p>812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0603" table:formula="of:=[Dati.G23]" table:style-name="ce4">
            <text:p>20603</text:p>
          </table:table-cell>
          <table:table-cell office:value-type="float" office:value="2853" table:formula="of:=[.B23]-[.B22]" table:style-name="ce1">
            <text:p>2853</text:p>
          </table:table-cell>
          <table:table-cell office:value-type="float" office:value="58" table:formula="of:=[.C23]-[.C22]" table:style-name="ce1">
            <text:p>58</text:p>
          </table:table-cell>
          <table:table-cell office:value-type="float" office:value="-621" table:formula="of:=[.D23]-[.D22]" table:style-name="ce1">
            <text:p>-62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3073" table:formula="of:=[Dati.G24]" table:style-name="ce4">
            <text:p>23073</text:p>
          </table:table-cell>
          <table:table-cell office:value-type="float" office:value="2470" table:formula="of:=[.B24]-[.B23]" table:style-name="ce1">
            <text:p>2470</text:p>
          </table:table-cell>
          <table:table-cell office:value-type="float" office:value="-383" table:formula="of:=[.C24]-[.C23]" table:style-name="ce1">
            <text:p>-383</text:p>
          </table:table-cell>
          <table:table-cell office:value-type="float" office:value="-441" table:formula="of:=[.D24]-[.D23]" table:style-name="ce1">
            <text:p>-44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6062" table:formula="of:=[Dati.G25]" table:style-name="ce4">
            <text:p>26062</text:p>
          </table:table-cell>
          <table:table-cell office:value-type="float" office:value="2989" table:formula="of:=[.B25]-[.B24]" table:style-name="ce1">
            <text:p>2989</text:p>
          </table:table-cell>
          <table:table-cell office:value-type="float" office:value="519" table:formula="of:=[.C25]-[.C24]" table:style-name="ce1">
            <text:p>519</text:p>
          </table:table-cell>
          <table:table-cell office:value-type="float" office:value="902" table:formula="of:=[.D25]-[.D24]" table:style-name="ce1">
            <text:p>902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8710" table:formula="of:=[Dati.G26]" table:style-name="ce4">
            <text:p>28710</text:p>
          </table:table-cell>
          <table:table-cell office:value-type="float" office:value="2648" table:formula="of:=[.B26]-[.B25]" table:style-name="ce1">
            <text:p>2648</text:p>
          </table:table-cell>
          <table:table-cell office:value-type="float" office:value="-341" table:formula="of:=[.C26]-[.C25]" table:style-name="ce1">
            <text:p>-341</text:p>
          </table:table-cell>
          <table:table-cell office:value-type="float" office:value="-860" table:formula="of:=[.D26]-[.D25]" table:style-name="ce1">
            <text:p>-860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33190" table:formula="of:=[Dati.G27]" table:style-name="ce4">
            <text:p>33190</text:p>
          </table:table-cell>
          <table:table-cell office:value-type="float" office:value="4480" table:formula="of:=[.B27]-[.B26]" table:style-name="ce1">
            <text:p>4480</text:p>
          </table:table-cell>
          <table:table-cell office:value-type="float" office:value="1832" table:formula="of:=[.C27]-[.C26]" table:style-name="ce1">
            <text:p>1832</text:p>
          </table:table-cell>
          <table:table-cell office:value-type="float" office:value="2173" table:formula="of:=[.D27]-[.D26]" table:style-name="ce1">
            <text:p>2173</text:p>
          </table:table-cell>
          <table:table-cell table:number-columns-repeated="16379"/>
        </table:table-row>
        <table:table-row table:number-rows-repeated="1048549" table:style-name="ro1">
          <table:table-cell table:number-columns-repeated="16384"/>
        </table:table-row>
      </table:table>
      <table:table table:name="Tamponi" table:style-name="ta3">
        <table:table-column table:style-name="co14" table:default-cell-style-name="ce1"/>
        <table:table-column table:style-name="co22" table:default-cell-style-name="ce1"/>
        <table:table-column table:style-name="co12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12" table:number-columns-repeated="16376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amponi</text:p>
          </table:table-cell>
          <table:table-cell office:value-type="string" table:style-name="ce6">
            <text:p>d1</text:p>
          </table:table-cell>
          <table:table-cell office:value-type="string" table:style-name="ce6">
            <text:p>d2</text:p>
          </table:table-cell>
          <table:table-cell office:value-type="string" table:style-name="ce6">
            <text:p>d3</text:p>
          </table:table-cell>
          <table:table-cell table:style-name="ce1"/>
          <table:table-cell office:value-type="string" table:style-name="ce6">
            <text:p>tamp/casi tot</text:p>
          </table:table-cell>
          <table:table-cell office:value-type="string" table:style-name="ce6">
            <text:p>tamp/positivi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4324" table:style-name="ce4">
            <text:p>4324</text:p>
          </table:table-cell>
          <table:table-cell table:number-columns-repeated="4" table:style-name="ce1"/>
          <table:table-cell office:value-type="float" office:value="18.882096069868997" table:formula="of:=[.B3]/[Casi_totali.B3]" table:style-name="ce5">
            <text:p>18,88</text:p>
          </table:table-cell>
          <table:table-cell office:value-type="float" office:value="19.565610859728508" table:formula="of:=[.B3]/[Positivi.B3]" table:style-name="ce5">
            <text:p>19,57</text:p>
          </table:table-cell>
          <table:table-cell/>
          <table:table-cell table:style-name="ce1">
            <draw:frame draw:z-index="1" draw:id="id14" draw:style-name="a14" draw:name="Grafico 3" svg:x="0.35417in" svg:y="0.07083in" svg:width="5in" svg:height="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8623" table:style-name="ce4">
            <text:p>8623</text:p>
          </table:table-cell>
          <table:table-cell office:value-type="float" office:value="4299" table:formula="of:=[.B4]-[.B3]" table:style-name="ce1">
            <text:p>4299</text:p>
          </table:table-cell>
          <table:table-cell table:number-columns-repeated="3" table:style-name="ce1"/>
          <table:table-cell office:value-type="float" office:value="26.779503105590063" table:formula="of:=[.B4]/[Casi_totali.B4]" table:style-name="ce5">
            <text:p>26,78</text:p>
          </table:table-cell>
          <table:table-cell office:value-type="float" office:value="27.726688102893892" table:formula="of:=[.B4]/[Positivi.B4]" table:style-name="ce5">
            <text:p>27,73</text:p>
          </table:table-cell>
          <table:table-cell table:number-columns-repeated="16376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9587" table:style-name="ce4">
            <text:p>9587</text:p>
          </table:table-cell>
          <table:table-cell office:value-type="float" office:value="964" table:formula="of:=[.B5]-[.B4]" table:style-name="ce1">
            <text:p>964</text:p>
          </table:table-cell>
          <table:table-cell office:value-type="float" office:value="-3335" table:formula="of:=[.C5]-[.C4]" table:style-name="ce1">
            <text:p>-3335</text:p>
          </table:table-cell>
          <table:table-cell table:number-columns-repeated="2" table:style-name="ce1"/>
          <table:table-cell office:value-type="float" office:value="23.967500000000001" table:formula="of:=[.B5]/[Casi_totali.B5]" table:style-name="ce5">
            <text:p>23,97</text:p>
          </table:table-cell>
          <table:table-cell office:value-type="float" office:value="24.9012987012987" table:formula="of:=[.B5]/[Positivi.B5]" table:style-name="ce5">
            <text:p>24,90</text:p>
          </table:table-cell>
          <table:table-cell table:number-columns-repeated="16376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2014" table:style-name="ce4">
            <text:p>12014</text:p>
          </table:table-cell>
          <table:table-cell office:value-type="float" office:value="2427" table:formula="of:=[.B6]-[.B5]" table:style-name="ce1">
            <text:p>2427</text:p>
          </table:table-cell>
          <table:table-cell office:value-type="float" office:value="1463" table:formula="of:=[.C6]-[.C5]" table:style-name="ce1">
            <text:p>1463</text:p>
          </table:table-cell>
          <table:table-cell office:value-type="float" office:value="4798" table:formula="of:=[.D6]-[.D5]" table:style-name="ce1">
            <text:p>4798</text:p>
          </table:table-cell>
          <table:table-cell table:style-name="ce1"/>
          <table:table-cell office:value-type="float" office:value="18.483076923076922" table:formula="of:=[.B6]/[Casi_totali.B6]" table:style-name="ce5">
            <text:p>18,48</text:p>
          </table:table-cell>
          <table:table-cell office:value-type="float" office:value="20.431972789115648" table:formula="of:=[.B6]/[Positivi.B6]" table:style-name="ce5">
            <text:p>20,43</text:p>
          </table:table-cell>
          <table:table-cell table:number-columns-repeated="16376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15695" table:style-name="ce4">
            <text:p>15695</text:p>
          </table:table-cell>
          <table:table-cell office:value-type="float" office:value="3681" table:formula="of:=[.B7]-[.B6]" table:style-name="ce1">
            <text:p>3681</text:p>
          </table:table-cell>
          <table:table-cell office:value-type="float" office:value="1254" table:formula="of:=[.C7]-[.C6]" table:style-name="ce1">
            <text:p>1254</text:p>
          </table:table-cell>
          <table:table-cell office:value-type="float" office:value="-209" table:formula="of:=[.D7]-[.D6]" table:style-name="ce1">
            <text:p>-209</text:p>
          </table:table-cell>
          <table:table-cell table:style-name="ce1"/>
          <table:table-cell office:value-type="float" office:value="17.67454954954955" table:formula="of:=[.B7]/[Casi_totali.B7]" table:style-name="ce5">
            <text:p>17,67</text:p>
          </table:table-cell>
          <table:table-cell office:value-type="float" office:value="19.116930572472594" table:formula="of:=[.B7]/[Positivi.B7]" table:style-name="ce5">
            <text:p>19,12</text:p>
          </table:table-cell>
          <table:table-cell table:number-columns-repeated="16376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8661" table:style-name="ce4">
            <text:p>18661</text:p>
          </table:table-cell>
          <table:table-cell office:value-type="float" office:value="2966" table:formula="of:=[.B8]-[.B7]" table:style-name="ce1">
            <text:p>2966</text:p>
          </table:table-cell>
          <table:table-cell office:value-type="float" office:value="-715" table:formula="of:=[.C8]-[.C7]" table:style-name="ce1">
            <text:p>-715</text:p>
          </table:table-cell>
          <table:table-cell office:value-type="float" office:value="-1969" table:formula="of:=[.D8]-[.D7]" table:style-name="ce1">
            <text:p>-1969</text:p>
          </table:table-cell>
          <table:table-cell table:style-name="ce1"/>
          <table:table-cell office:value-type="float" office:value="16.543439716312058" table:formula="of:=[.B8]/[Casi_totali.B8]" table:style-name="ce5">
            <text:p>16,54</text:p>
          </table:table-cell>
          <table:table-cell office:value-type="float" office:value="17.789323164918969" table:formula="of:=[.B8]/[Positivi.B8]" table:style-name="ce5">
            <text:p>17,79</text:p>
          </table:table-cell>
          <table:table-cell table:number-columns-repeated="16376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21127" table:style-name="ce4">
            <text:p>21127</text:p>
          </table:table-cell>
          <table:table-cell office:value-type="float" office:value="2466" table:formula="of:=[.B9]-[.B8]" table:style-name="ce1">
            <text:p>2466</text:p>
          </table:table-cell>
          <table:table-cell office:value-type="float" office:value="-500" table:formula="of:=[.C9]-[.C8]" table:style-name="ce1">
            <text:p>-500</text:p>
          </table:table-cell>
          <table:table-cell office:value-type="float" office:value="215" table:formula="of:=[.D9]-[.D8]" table:style-name="ce1">
            <text:p>215</text:p>
          </table:table-cell>
          <table:table-cell table:style-name="ce1"/>
          <table:table-cell office:value-type="float" office:value="12.471664698937426" table:formula="of:=[.B9]/[Casi_totali.B9]" table:style-name="ce5">
            <text:p>12,47</text:p>
          </table:table-cell>
          <table:table-cell office:value-type="float" office:value="13.396956246036778" table:formula="of:=[.B9]/[Positivi.B9]" table:style-name="ce5">
            <text:p>13,40</text:p>
          </table:table-cell>
          <table:table-cell table:number-columns-repeated="16376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3345" table:style-name="ce4">
            <text:p>23345</text:p>
          </table:table-cell>
          <table:table-cell office:value-type="float" office:value="2218" table:formula="of:=[.B10]-[.B9]" table:style-name="ce1">
            <text:p>2218</text:p>
          </table:table-cell>
          <table:table-cell office:value-type="float" office:value="-248" table:formula="of:=[.C10]-[.C9]" table:style-name="ce1">
            <text:p>-248</text:p>
          </table:table-cell>
          <table:table-cell office:value-type="float" office:value="252" table:formula="of:=[.D10]-[.D9]" table:style-name="ce1">
            <text:p>252</text:p>
          </table:table-cell>
          <table:table-cell table:style-name="ce1"/>
          <table:table-cell office:value-type="float" office:value="11.466110019646365" table:formula="of:=[.B10]/[Casi_totali.B10]" table:style-name="ce5">
            <text:p>11,47</text:p>
          </table:table-cell>
          <table:table-cell office:value-type="float" office:value="12.722070844686648" table:formula="of:=[.B10]/[Positivi.B10]" table:style-name="ce5">
            <text:p>12,72</text:p>
          </table:table-cell>
          <table:table-cell table:number-columns-repeated="16376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856" table:style-name="ce4">
            <text:p>25856</text:p>
          </table:table-cell>
          <table:table-cell office:value-type="float" office:value="2511" table:formula="of:=[.B11]-[.B10]" table:style-name="ce1">
            <text:p>2511</text:p>
          </table:table-cell>
          <table:table-cell office:value-type="float" office:value="293" table:formula="of:=[.C11]-[.C10]" table:style-name="ce1">
            <text:p>293</text:p>
          </table:table-cell>
          <table:table-cell office:value-type="float" office:value="541" table:formula="of:=[.D11]-[.D10]" table:style-name="ce1">
            <text:p>541</text:p>
          </table:table-cell>
          <table:table-cell table:style-name="ce1"/>
          <table:table-cell office:value-type="float" office:value="10.334132693844925" table:formula="of:=[.B11]/[Casi_totali.B11]" table:style-name="ce5">
            <text:p>10,33</text:p>
          </table:table-cell>
          <table:table-cell office:value-type="float" office:value="11.425541316836059" table:formula="of:=[.B11]/[Positivi.B11]" table:style-name="ce5">
            <text:p>11,43</text:p>
          </table:table-cell>
          <table:table-cell table:number-columns-repeated="16376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837" table:style-name="ce4">
            <text:p>29837</text:p>
          </table:table-cell>
          <table:table-cell office:value-type="float" office:value="3981" table:formula="of:=[.B12]-[.B11]" table:style-name="ce1">
            <text:p>3981</text:p>
          </table:table-cell>
          <table:table-cell office:value-type="float" office:value="1470" table:formula="of:=[.C12]-[.C11]" table:style-name="ce1">
            <text:p>1470</text:p>
          </table:table-cell>
          <table:table-cell office:value-type="float" office:value="1177" table:formula="of:=[.D12]-[.D11]" table:style-name="ce1">
            <text:p>1177</text:p>
          </table:table-cell>
          <table:table-cell table:style-name="ce1"/>
          <table:table-cell office:value-type="float" office:value="9.6591129815474268" table:formula="of:=[.B12]/[Casi_totali.B12]" table:style-name="ce5">
            <text:p>9,66</text:p>
          </table:table-cell>
          <table:table-cell office:value-type="float" office:value="11.026237989652623" table:formula="of:=[.B12]/[Positivi.B12]" table:style-name="ce5">
            <text:p>11,03</text:p>
          </table:table-cell>
          <table:table-cell table:number-columns-repeated="16376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362" table:style-name="ce4">
            <text:p>32362</text:p>
          </table:table-cell>
          <table:table-cell office:value-type="float" office:value="2525" table:formula="of:=[.B13]-[.B12]" table:style-name="ce1">
            <text:p>2525</text:p>
          </table:table-cell>
          <table:table-cell office:value-type="float" office:value="-1456" table:formula="of:=[.C13]-[.C12]" table:style-name="ce1">
            <text:p>-1456</text:p>
          </table:table-cell>
          <table:table-cell office:value-type="float" office:value="-2926" table:formula="of:=[.D13]-[.D12]" table:style-name="ce1">
            <text:p>-2926</text:p>
          </table:table-cell>
          <table:table-cell table:style-name="ce1"/>
          <table:table-cell office:value-type="float" office:value="8.3882840850181442" table:formula="of:=[.B13]/[Casi_totali.B13]" table:style-name="ce5">
            <text:p>8,39</text:p>
          </table:table-cell>
          <table:table-cell office:value-type="float" office:value="9.8185679611650478" table:formula="of:=[.B13]/[Positivi.B13]" table:style-name="ce5">
            <text:p>9,82</text:p>
          </table:table-cell>
          <table:table-cell table:number-columns-repeated="16376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6359" table:style-name="ce4">
            <text:p>36359</text:p>
          </table:table-cell>
          <table:table-cell office:value-type="float" office:value="3997" table:formula="of:=[.B14]-[.B13]" table:style-name="ce1">
            <text:p>3997</text:p>
          </table:table-cell>
          <table:table-cell office:value-type="float" office:value="1472" table:formula="of:=[.C14]-[.C13]" table:style-name="ce1">
            <text:p>1472</text:p>
          </table:table-cell>
          <table:table-cell office:value-type="float" office:value="2928" table:formula="of:=[.D14]-[.D13]" table:style-name="ce1">
            <text:p>2928</text:p>
          </table:table-cell>
          <table:table-cell table:style-name="ce1"/>
          <table:table-cell office:value-type="float" office:value="7.8427523727351165" table:formula="of:=[.B14]/[Casi_totali.B14]" table:style-name="ce5">
            <text:p>7,84</text:p>
          </table:table-cell>
          <table:table-cell office:value-type="float" office:value="9.2847293156281925" table:formula="of:=[.B14]/[Positivi.B14]" table:style-name="ce5">
            <text:p>9,28</text:p>
          </table:table-cell>
          <table:table-cell table:number-columns-repeated="16376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42062" table:style-name="ce4">
            <text:p>42062</text:p>
          </table:table-cell>
          <table:table-cell office:value-type="float" office:value="5703" table:formula="of:=[.B15]-[.B14]" table:style-name="ce1">
            <text:p>5703</text:p>
          </table:table-cell>
          <table:table-cell office:value-type="float" office:value="1706" table:formula="of:=[.C15]-[.C14]" table:style-name="ce1">
            <text:p>1706</text:p>
          </table:table-cell>
          <table:table-cell office:value-type="float" office:value="234" table:formula="of:=[.D15]-[.D14]" table:style-name="ce1">
            <text:p>234</text:p>
          </table:table-cell>
          <table:table-cell table:style-name="ce1"/>
          <table:table-cell office:value-type="float" office:value="7.1497535271120176" table:formula="of:=[.B15]/[Casi_totali.B15]" table:style-name="ce5">
            <text:p>7,15</text:p>
          </table:table-cell>
          <table:table-cell office:value-type="float" office:value="8.3110057300928677" table:formula="of:=[.B15]/[Positivi.B15]" table:style-name="ce5">
            <text:p>8,31</text:p>
          </table:table-cell>
          <table:table-cell table:number-columns-repeated="16376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9937" table:style-name="ce4">
            <text:p>49937</text:p>
          </table:table-cell>
          <table:table-cell office:value-type="float" office:value="7875" table:formula="of:=[.B16]-[.B15]" table:style-name="ce1">
            <text:p>7875</text:p>
          </table:table-cell>
          <table:table-cell office:value-type="float" office:value="2172" table:formula="of:=[.C16]-[.C15]" table:style-name="ce1">
            <text:p>2172</text:p>
          </table:table-cell>
          <table:table-cell office:value-type="float" office:value="466" table:formula="of:=[.D16]-[.D15]" table:style-name="ce1">
            <text:p>466</text:p>
          </table:table-cell>
          <table:table-cell table:style-name="ce1"/>
          <table:table-cell office:value-type="float" office:value="6.7711186440677968" table:formula="of:=[.B16]/[Casi_totali.B16]" table:style-name="ce5">
            <text:p>6,77</text:p>
          </table:table-cell>
          <table:table-cell office:value-type="float" office:value="7.8185376546109282" table:formula="of:=[.B16]/[Positivi.B16]" table:style-name="ce5">
            <text:p>7,82</text:p>
          </table:table-cell>
          <table:table-cell table:number-columns-repeated="16376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3826" table:formula="of:=[Dati.L17]" table:style-name="ce4">
            <text:p>53826</text:p>
          </table:table-cell>
          <table:table-cell office:value-type="float" office:value="3889" table:formula="of:=[.B17]-[.B16]" table:style-name="ce1">
            <text:p>3889</text:p>
          </table:table-cell>
          <table:table-cell office:value-type="float" office:value="-3986" table:formula="of:=[.C17]-[.C16]" table:style-name="ce1">
            <text:p>-3986</text:p>
          </table:table-cell>
          <table:table-cell office:value-type="float" office:value="-6158" table:formula="of:=[.D17]-[.D16]" table:style-name="ce1">
            <text:p>-6158</text:p>
          </table:table-cell>
          <table:table-cell table:style-name="ce1"/>
          <table:table-cell office:value-type="float" office:value="5.8685128652420406" table:formula="of:=[.B17]/[Casi_totali.B17]" table:style-name="ce5">
            <text:p>5,87</text:p>
          </table:table-cell>
          <table:table-cell office:value-type="float" office:value="6.7408891671884783" table:formula="of:=[.B17]/[Positivi.B17]" table:style-name="ce5">
            <text:p>6,74</text:p>
          </table:table-cell>
          <table:table-cell table:number-columns-repeated="16376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0761" table:formula="of:=[Dati.L18]" table:style-name="ce4">
            <text:p>60761</text:p>
          </table:table-cell>
          <table:table-cell office:value-type="float" office:value="6935" table:formula="of:=[.B18]-[.B17]" table:style-name="ce1">
            <text:p>6935</text:p>
          </table:table-cell>
          <table:table-cell office:value-type="float" office:value="3046" table:formula="of:=[.C18]-[.C17]" table:style-name="ce1">
            <text:p>3046</text:p>
          </table:table-cell>
          <table:table-cell office:value-type="float" office:value="7032" table:formula="of:=[.D18]-[.D17]" table:style-name="ce1">
            <text:p>7032</text:p>
          </table:table-cell>
          <table:table-cell table:style-name="ce1"/>
          <table:table-cell office:value-type="float" office:value="5.9868952606168095" table:formula="of:=[.B18]/[Casi_totali.B18]" table:style-name="ce5">
            <text:p>5,99</text:p>
          </table:table-cell>
          <table:table-cell office:value-type="float" office:value="7.1365985435752881" table:formula="of:=[.B18]/[Positivi.B18]" table:style-name="ce5">
            <text:p>7,14</text:p>
          </table:table-cell>
          <table:table-cell table:number-columns-repeated="16376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73154" table:formula="of:=[Dati.L19]" table:style-name="ce4">
            <text:p>73154</text:p>
          </table:table-cell>
          <table:table-cell office:value-type="float" office:value="12393" table:formula="of:=[.B19]-[.B18]" table:style-name="ce1">
            <text:p>12393</text:p>
          </table:table-cell>
          <table:table-cell office:value-type="float" office:value="5458" table:formula="of:=[.C19]-[.C18]" table:style-name="ce1">
            <text:p>5458</text:p>
          </table:table-cell>
          <table:table-cell office:value-type="float" office:value="2412" table:formula="of:=[.D19]-[.D18]" table:style-name="ce1">
            <text:p>2412</text:p>
          </table:table-cell>
          <table:table-cell table:style-name="ce1"/>
          <table:table-cell office:value-type="float" office:value="5.8701653025196601" table:formula="of:=[.B19]/[Casi_totali.B19]" table:style-name="ce5">
            <text:p>5,87</text:p>
          </table:table-cell>
          <table:table-cell office:value-type="float" office:value="6.9078375826251177" table:formula="of:=[.B19]/[Positivi.B19]" table:style-name="ce5">
            <text:p>6,91</text:p>
          </table:table-cell>
          <table:table-cell table:number-columns-repeated="16376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86011" table:formula="of:=[Dati.L20]" table:style-name="ce4">
            <text:p>86011</text:p>
          </table:table-cell>
          <table:table-cell office:value-type="float" office:value="12857" table:formula="of:=[.B20]-[.B19]" table:style-name="ce1">
            <text:p>12857</text:p>
          </table:table-cell>
          <table:table-cell office:value-type="float" office:value="464" table:formula="of:=[.C20]-[.C19]" table:style-name="ce1">
            <text:p>464</text:p>
          </table:table-cell>
          <table:table-cell office:value-type="float" office:value="-4994" table:formula="of:=[.D20]-[.D19]" table:style-name="ce1">
            <text:p>-4994</text:p>
          </table:table-cell>
          <table:table-cell table:style-name="ce1"/>
          <table:table-cell office:value-type="float" office:value="5.6911930126381263" table:formula="of:=[.B20]/[Casi_totali.B20]" table:style-name="ce5">
            <text:p>5,69</text:p>
          </table:table-cell>
          <table:table-cell office:value-type="float" office:value="6.6991977568346446" table:formula="of:=[.B20]/[Positivi.B20]" table:style-name="ce5">
            <text:p>6,70</text:p>
          </table:table-cell>
          <table:table-cell table:number-columns-repeated="16376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97488" table:formula="of:=[Dati.L21]" table:style-name="ce4">
            <text:p>97488</text:p>
          </table:table-cell>
          <table:table-cell office:value-type="float" office:value="11477" table:formula="of:=[.B21]-[.B20]" table:style-name="ce1">
            <text:p>11477</text:p>
          </table:table-cell>
          <table:table-cell office:value-type="float" office:value="-1380" table:formula="of:=[.C21]-[.C20]" table:style-name="ce1">
            <text:p>-1380</text:p>
          </table:table-cell>
          <table:table-cell office:value-type="float" office:value="-1844" table:formula="of:=[.D21]-[.D20]" table:style-name="ce1">
            <text:p>-1844</text:p>
          </table:table-cell>
          <table:table-cell table:style-name="ce1"/>
          <table:table-cell office:value-type="float" office:value="5.5202718006795015" table:formula="of:=[.B21]/[Casi_totali.B21]" table:style-name="ce5">
            <text:p>5,52</text:p>
          </table:table-cell>
          <table:table-cell office:value-type="float" office:value="6.5187562688064196" table:formula="of:=[.B21]/[Positivi.B21]" table:style-name="ce5">
            <text:p>6,52</text:p>
          </table:table-cell>
          <table:table-cell table:number-columns-repeated="16376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09170" table:formula="of:=[Dati.L22]" table:style-name="ce4">
            <text:p>109170</text:p>
          </table:table-cell>
          <table:table-cell office:value-type="float" office:value="11682" table:formula="of:=[.B22]-[.B21]" table:style-name="ce1">
            <text:p>11682</text:p>
          </table:table-cell>
          <table:table-cell office:value-type="float" office:value="205" table:formula="of:=[.C22]-[.C21]" table:style-name="ce1">
            <text:p>205</text:p>
          </table:table-cell>
          <table:table-cell office:value-type="float" office:value="1585" table:formula="of:=[.D22]-[.D21]" table:style-name="ce1">
            <text:p>1585</text:p>
          </table:table-cell>
          <table:table-cell table:style-name="ce1"/>
          <table:table-cell office:value-type="float" office:value="5.1599943281183531" table:formula="of:=[.B22]/[Casi_totali.B22]" table:style-name="ce5">
            <text:p>5,16</text:p>
          </table:table-cell>
          <table:table-cell office:value-type="float" office:value="6.150422535211268" table:formula="of:=[.B22]/[Positivi.B22]" table:style-name="ce5">
            <text:p>6,15</text:p>
          </table:table-cell>
          <table:table-cell table:number-columns-repeated="16376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24899" table:formula="of:=[Dati.L23]" table:style-name="ce4">
            <text:p>124899</text:p>
          </table:table-cell>
          <table:table-cell office:value-type="float" office:value="15729" table:formula="of:=[.B23]-[.B22]" table:style-name="ce1">
            <text:p>15729</text:p>
          </table:table-cell>
          <table:table-cell office:value-type="float" office:value="4047" table:formula="of:=[.C23]-[.C22]" table:style-name="ce1">
            <text:p>4047</text:p>
          </table:table-cell>
          <table:table-cell office:value-type="float" office:value="3842" table:formula="of:=[.D23]-[.D22]" table:style-name="ce1">
            <text:p>3842</text:p>
          </table:table-cell>
          <table:table-cell table:style-name="ce1"/>
          <table:table-cell office:value-type="float" office:value="5.0470360043641653" table:formula="of:=[.B23]/[Casi_totali.B23]" table:style-name="ce5">
            <text:p>5,05</text:p>
          </table:table-cell>
          <table:table-cell office:value-type="float" office:value="6.0621754113478623" table:formula="of:=[.B23]/[Positivi.B23]" table:style-name="ce5">
            <text:p>6,06</text:p>
          </table:table-cell>
          <table:table-cell table:number-columns-repeated="16376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37962" table:formula="of:=[Dati.L24]" table:style-name="ce4">
            <text:p>137962</text:p>
          </table:table-cell>
          <table:table-cell office:value-type="float" office:value="13063" table:formula="of:=[.B24]-[.B23]" table:style-name="ce1">
            <text:p>13063</text:p>
          </table:table-cell>
          <table:table-cell office:value-type="float" office:value="-2666" table:formula="of:=[.C24]-[.C23]" table:style-name="ce1">
            <text:p>-2666</text:p>
          </table:table-cell>
          <table:table-cell office:value-type="float" office:value="-6713" table:formula="of:=[.D24]-[.D23]" table:style-name="ce1">
            <text:p>-6713</text:p>
          </table:table-cell>
          <table:table-cell table:style-name="ce1"/>
          <table:table-cell office:value-type="float" office:value="4.9307362401715515" table:formula="of:=[.B24]/[Casi_totali.B24]" table:style-name="ce5">
            <text:p>4,93</text:p>
          </table:table-cell>
          <table:table-cell office:value-type="float" office:value="5.9793698262037882" table:formula="of:=[.B24]/[Positivi.B24]" table:style-name="ce5">
            <text:p>5,98</text:p>
          </table:table-cell>
          <table:table-cell table:number-columns-repeated="16376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48657" table:formula="of:=[Dati.L25]" table:style-name="ce4">
            <text:p>148657</text:p>
          </table:table-cell>
          <table:table-cell office:value-type="float" office:value="10695" table:formula="of:=[.B25]-[.B24]" table:style-name="ce1">
            <text:p>10695</text:p>
          </table:table-cell>
          <table:table-cell office:value-type="float" office:value="-2368" table:formula="of:=[.C25]-[.C24]" table:style-name="ce1">
            <text:p>-2368</text:p>
          </table:table-cell>
          <table:table-cell office:value-type="float" office:value="298" table:formula="of:=[.D25]-[.D24]" table:style-name="ce1">
            <text:p>298</text:p>
          </table:table-cell>
          <table:table-cell table:style-name="ce1"/>
          <table:table-cell office:value-type="float" office:value="4.7183711039167147" table:formula="of:=[.B25]/[Casi_totali.B25]" table:style-name="ce5">
            <text:p>4,72</text:p>
          </table:table-cell>
          <table:table-cell office:value-type="float" office:value="5.7039751362136446" table:formula="of:=[.B25]/[Positivi.B25]" table:style-name="ce5">
            <text:p>5,70</text:p>
          </table:table-cell>
          <table:table-cell table:number-columns-repeated="16376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65541" table:formula="of:=[Dati.L26]" table:style-name="ce4">
            <text:p>165541</text:p>
          </table:table-cell>
          <table:table-cell office:value-type="float" office:value="16884" table:formula="of:=[.B26]-[.B25]" table:style-name="ce1">
            <text:p>16884</text:p>
          </table:table-cell>
          <table:table-cell office:value-type="float" office:value="6189" table:formula="of:=[.C26]-[.C25]" table:style-name="ce1">
            <text:p>6189</text:p>
          </table:table-cell>
          <table:table-cell office:value-type="float" office:value="8557" table:formula="of:=[.D26]-[.D25]" table:style-name="ce1">
            <text:p>8557</text:p>
          </table:table-cell>
          <table:table-cell table:style-name="ce1"/>
          <table:table-cell office:value-type="float" office:value="4.6353148713353685" table:formula="of:=[.B26]/[Casi_totali.B26]" table:style-name="ce5">
            <text:p>4,64</text:p>
          </table:table-cell>
          <table:table-cell office:value-type="float" office:value="5.7659700452803904" table:formula="of:=[.B26]/[Positivi.B26]" table:style-name="ce5">
            <text:p>5,77</text:p>
          </table:table-cell>
          <table:table-cell table:number-columns-repeated="16376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82777" table:formula="of:=[Dati.L27]" table:style-name="ce4">
            <text:p>182777</text:p>
          </table:table-cell>
          <table:table-cell office:value-type="float" office:value="17236" table:formula="of:=[.B27]-[.B26]" table:style-name="ce1">
            <text:p>17236</text:p>
          </table:table-cell>
          <table:table-cell office:value-type="float" office:value="352" table:formula="of:=[.C27]-[.C26]" table:style-name="ce1">
            <text:p>352</text:p>
          </table:table-cell>
          <table:table-cell office:value-type="float" office:value="-5837" table:formula="of:=[.D27]-[.D26]" table:style-name="ce1">
            <text:p>-5837</text:p>
          </table:table-cell>
          <table:table-cell table:style-name="ce1"/>
          <table:table-cell office:value-type="float" office:value="4.4541732667235285" table:formula="of:=[.B27]/[Casi_totali.B27]" table:style-name="ce5">
            <text:p>4,45</text:p>
          </table:table-cell>
          <table:table-cell office:value-type="float" office:value="5.5069900572461581" table:formula="of:=[.B27]/[Positivi.B27]" table:style-name="ce5">
            <text:p>5,51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19T17:34:36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2:.$B$29" chart:class="chart:scatter" chart:attached-axis="primary-y" chart:style-name="G0S0">
            <chart:domain table:cell-range-address="Casi_totali.$A$2:.$A$29"/>
            <chart:data-point chart:repeated="28"/>
          </chart:series>
          <chart:series chart:label-cell-address="Casi_totali.$C$1" chart:values-cell-range-address="Casi_totali.$C$2:.$C$29" chart:class="chart:scatter" chart:attached-axis="primary-y" chart:style-name="G0S1">
            <chart:domain table:cell-range-address="Casi_totali.$A$2:.$A$29"/>
            <chart:data-point chart:repeated="28"/>
          </chart:series>
          <chart:series chart:label-cell-address="Casi_totali.$D$1" chart:values-cell-range-address="Casi_totali.$D$2:.$D$29" chart:class="chart:scatter" chart:attached-axis="primary-y" chart:style-name="G0S2">
            <chart:domain table:cell-range-address="Casi_totali.$A$2:.$A$29"/>
            <chart:data-point chart:repeated="28"/>
          </chart:series>
          <chart:series chart:label-cell-address="Casi_totali.$E$1" chart:values-cell-range-address="Casi_totali.$E$2:.$E$29" chart:class="chart:scatter" chart:attached-axis="primary-y" chart:style-name="G0S3">
            <chart:domain table:cell-range-address="Casi_total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2:.$B$29" chart:class="chart:scatter" chart:attached-axis="primary-y" chart:style-name="G0S0">
            <chart:domain table:cell-range-address="Quarantena.$A$2:.$A$29"/>
            <chart:data-point chart:repeated="28"/>
          </chart:series>
          <chart:series chart:label-cell-address="Quarantena.$C$1" chart:values-cell-range-address="Quarantena.$C$2:.$C$29" chart:class="chart:scatter" chart:attached-axis="primary-y" chart:style-name="G0S1">
            <chart:domain table:cell-range-address="Quarantena.$A$2:.$A$29"/>
            <chart:data-point chart:repeated="28"/>
          </chart:series>
          <chart:series chart:label-cell-address="Quarantena.$D$1" chart:values-cell-range-address="Quarantena.$D$2:.$D$29" chart:class="chart:scatter" chart:attached-axis="primary-y" chart:style-name="G0S2">
            <chart:domain table:cell-range-address="Quarantena.$A$2:.$A$29"/>
            <chart:data-point chart:repeated="28"/>
          </chart:series>
          <chart:series chart:label-cell-address="Quarantena.$E$1" chart:values-cell-range-address="Quarantena.$E$2:.$E$29" chart:class="chart:scatter" chart:attached-axis="primary-y" chart:style-name="G0S3">
            <chart:domain table:cell-range-address="Quarantena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2:.$C$25" chart:class="chart:scatter" chart:attached-axis="primary-y" chart:style-name="G0S0">
            <chart:domain table:cell-range-address="Quarantena.$A$2:.$A$25"/>
            <chart:data-point chart:repeated="24"/>
          </chart:series>
          <chart:series chart:label-cell-address="Quarantena.$D$1" chart:values-cell-range-address="Quarantena.$D$2:.$D$25" chart:class="chart:scatter" chart:attached-axis="primary-y" chart:style-name="G0S1">
            <chart:domain table:cell-range-address="Quarantena.$A$2:.$A$25"/>
            <chart:data-point chart:repeated="24"/>
          </chart:series>
          <chart:series chart:label-cell-address="Quarantena.$E$1" chart:values-cell-range-address="Quarantena.$E$2:.$E$25" chart:class="chart:scatter" chart:attached-axis="primary-y" chart:style-name="G0S2">
            <chart:domain table:cell-range-address="Quarantena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svg:x="4.0pt" svg:y="5.0pt" svg:width="322.6293700787402pt" svg:height="245.203228346456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2:.$B$28" chart:class="chart:scatter" chart:attached-axis="primary-y" chart:style-name="G0S0">
            <chart:domain table:cell-range-address="Positivi.$A$2:.$A$28"/>
            <chart:data-point chart:repeated="27"/>
          </chart:series>
          <chart:series chart:label-cell-address="Positivi.$C$1" chart:values-cell-range-address="Positivi.$C$2:.$C$28" chart:class="chart:scatter" chart:attached-axis="primary-y" chart:style-name="G0S1">
            <chart:domain table:cell-range-address="Positivi.$A$2:.$A$28"/>
            <chart:data-point chart:repeated="27"/>
          </chart:series>
          <chart:series chart:label-cell-address="Positivi.$D$1" chart:values-cell-range-address="Positivi.$D$2:.$D$28" chart:class="chart:scatter" chart:attached-axis="primary-y" chart:style-name="G0S2">
            <chart:domain table:cell-range-address="Positivi.$A$2:.$A$28"/>
            <chart:data-point chart:repeated="27"/>
          </chart:series>
          <chart:series chart:label-cell-address="Positivi.$E$1" chart:values-cell-range-address="Positivi.$E$2:.$E$28" chart:class="chart:scatter" chart:attached-axis="primary-y" chart:style-name="G0S3">
            <chart:domain table:cell-range-address="Positivi.$A$2:.$A$28"/>
            <chart:data-point chart:repeated="2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2:.$C$28" chart:class="chart:scatter" chart:attached-axis="primary-y" chart:style-name="G0S0">
            <chart:domain table:cell-range-address="Positivi.$A$2:.$A$28"/>
            <chart:data-point chart:repeated="27"/>
          </chart:series>
          <chart:series chart:label-cell-address="Positivi.$D$1" chart:values-cell-range-address="Positivi.$D$2:.$D$28" chart:class="chart:scatter" chart:attached-axis="primary-y" chart:style-name="G0S1">
            <chart:domain table:cell-range-address="Positivi.$A$2:.$A$28"/>
            <chart:data-point chart:repeated="27"/>
          </chart:series>
          <chart:series chart:label-cell-address="Positivi.$E$1" chart:values-cell-range-address="Positivi.$E$2:.$E$28" chart:class="chart:scatter" chart:attached-axis="primary-y" chart:style-name="G0S2">
            <chart:domain table:cell-range-address="Positivi.$A$2:.$A$28"/>
            <chart:data-point chart:repeated="27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8.1002362204725pt" svg:width="452.7pt" chart:style-name="Crt0">
        <chart:title chart:style-name="CT00">
          <text:p text:style-name="a0" text:class-names="" text:cond-style-name="">log Positiv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Positivi.$B$3:.$B$26" chart:class="chart:scatter" chart:attached-axis="primary-y" chart:style-name="G0S0">
            <chart:domain table:cell-range-address="Positivi.$A$3:.$A$26"/>
            <chart:data-point chart:repeated="2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amponi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Tamponi.$B$1" chart:values-cell-range-address="Tamponi.$B$2:.$B$27" chart:class="chart:scatter" chart:attached-axis="primary-y" chart:style-name="G0S0">
            <chart:domain table:cell-range-address="Tamponi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3.74716535433071pt" svg:y="6.575669291338583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2:.$C$29" chart:class="chart:scatter" chart:attached-axis="primary-y" chart:style-name="G0S0">
            <chart:domain table:cell-range-address="Casi_totali.$A$2:.$A$29"/>
            <chart:data-point chart:repeated="28"/>
          </chart:series>
          <chart:series chart:label-cell-address="Casi_totali.$D$1" chart:values-cell-range-address="Casi_totali.$D$2:.$D$29" chart:class="chart:scatter" chart:attached-axis="primary-y" chart:style-name="G0S1">
            <chart:domain table:cell-range-address="Casi_totali.$A$2:.$A$29"/>
            <chart:data-point chart:repeated="28"/>
          </chart:series>
          <chart:series chart:label-cell-address="Casi_totali.$E$1" chart:values-cell-range-address="Casi_totali.$E$2:.$E$29" chart:class="chart:scatter" chart:attached-axis="primary-y" chart:style-name="G0S2">
            <chart:domain table:cell-range-address="Casi_total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erapia_inten.$B$1" chart:values-cell-range-address="Terapia_inten.$B$3:.$B$26" chart:class="chart:scatter" chart:attached-axis="primary-y" chart:style-name="G0S0">
            <chart:domain table:cell-range-address="Terapia_inten.$A$3:.$A$26"/>
            <chart:data-point chart:repeated="24"/>
          </chart:series>
          <chart:series chart:label-cell-address="Terapia_inten.$C$1" chart:values-cell-range-address="Terapia_inten.$C$2:.$C$26" chart:class="chart:scatter" chart:attached-axis="primary-y" chart:style-name="G0S1">
            <chart:domain table:cell-range-address="Terapia_inten.$A$2:.$A$26"/>
            <chart:data-point chart:repeated="25"/>
          </chart:series>
          <chart:series chart:label-cell-address="Terapia_inten.$D$1" chart:values-cell-range-address="Terapia_inten.$D$2:.$D$26" chart:class="chart:scatter" chart:attached-axis="primary-y" chart:style-name="G0S2">
            <chart:domain table:cell-range-address="Terapia_inten.$A$2:.$A$26"/>
            <chart:data-point chart:repeated="25"/>
          </chart:series>
          <chart:series chart:label-cell-address="Terapia_inten.$E$1" chart:values-cell-range-address="Terapia_inten.$E$2:.$E$26" chart:class="chart:scatter" chart:attached-axis="primary-y" chart:style-name="G0S3">
            <chart:domain table:cell-range-address="Terapia_inten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2:.$B$29" chart:class="chart:scatter" chart:attached-axis="primary-y" chart:style-name="G0S0">
            <chart:domain table:cell-range-address="Guariti.$A$2:.$A$29"/>
            <chart:data-point chart:repeated="28"/>
          </chart:series>
          <chart:series chart:label-cell-address="Guariti.$C$1" chart:values-cell-range-address="Guariti.$C$2:.$C$29" chart:class="chart:scatter" chart:attached-axis="primary-y" chart:style-name="G0S1">
            <chart:domain table:cell-range-address="Guariti.$A$2:.$A$29"/>
            <chart:data-point chart:repeated="28"/>
          </chart:series>
          <chart:series chart:label-cell-address="Guariti.$D$1" chart:values-cell-range-address="Guariti.$D$2:.$D$29" chart:class="chart:scatter" chart:attached-axis="primary-y" chart:style-name="G0S2">
            <chart:domain table:cell-range-address="Guariti.$A$2:.$A$29"/>
            <chart:data-point chart:repeated="28"/>
          </chart:series>
          <chart:series chart:label-cell-address="Guariti.$E$1" chart:values-cell-range-address="Guariti.$E$2:.$E$29" chart:class="chart:scatter" chart:attached-axis="primary-y" chart:style-name="G0S3">
            <chart:domain table:cell-range-address="Guari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66.75165354330708pt" svg:y="10.23204724409449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2:.$C$28" chart:class="chart:scatter" chart:attached-axis="primary-y" chart:style-name="G0S0">
            <chart:domain table:cell-range-address="Guariti.$A$2:.$A$28"/>
            <chart:data-point chart:repeated="27"/>
          </chart:series>
          <chart:series chart:label-cell-address="Guariti.$D$1" chart:values-cell-range-address="Guariti.$D$2:.$D$27" chart:class="chart:scatter" chart:attached-axis="primary-y" chart:style-name="G0S1">
            <chart:domain table:cell-range-address="Guariti.$A$2:.$A$27"/>
            <chart:data-point chart:repeated="26"/>
          </chart:series>
          <chart:series chart:label-cell-address="Guariti.$E$1" chart:values-cell-range-address="Guariti.$E$2:.$E$25" chart:class="chart:scatter" chart:attached-axis="primary-y" chart:style-name="G0S2">
            <chart:domain table:cell-range-address="Guariti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9.807244094488188pt" svg:y="10.26023622047244pt" svg:width="386.7351181102362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2:.$C$29" chart:class="chart:scatter" chart:attached-axis="primary-y" chart:style-name="G0S0">
            <chart:domain table:cell-range-address="Deceduti.$A$2:.$A$29"/>
            <chart:data-point chart:repeated="28"/>
          </chart:series>
          <chart:series chart:label-cell-address="Deceduti.$D$1" chart:values-cell-range-address="Deceduti.$D$2:.$D$29" chart:class="chart:scatter" chart:attached-axis="primary-y" chart:style-name="G0S1">
            <chart:domain table:cell-range-address="Deceduti.$A$2:.$A$29"/>
            <chart:data-point chart:repeated="28"/>
          </chart:series>
          <chart:series chart:label-cell-address="Deceduti.$E$1" chart:values-cell-range-address="Deceduti.$E$2:.$E$29" chart:class="chart:scatter" chart:attached-axis="primary-y" chart:style-name="G0S2">
            <chart:domain table:cell-range-address="Decedu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9.98244094488189pt" svg:y="10.26023622047244pt" svg:width="360.5161417322835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2:.$B$29" chart:class="chart:scatter" chart:attached-axis="primary-y" chart:style-name="G0S0">
            <chart:domain table:cell-range-address="Deceduti.$A$2:.$A$29"/>
            <chart:data-point chart:repeated="28"/>
          </chart:series>
          <chart:series chart:label-cell-address="Deceduti.$C$1" chart:values-cell-range-address="Deceduti.$C$2:.$C$29" chart:class="chart:scatter" chart:attached-axis="primary-y" chart:style-name="G0S1">
            <chart:domain table:cell-range-address="Deceduti.$A$2:.$A$29"/>
            <chart:data-point chart:repeated="28"/>
          </chart:series>
          <chart:series chart:label-cell-address="Deceduti.$D$1" chart:values-cell-range-address="Deceduti.$D$2:.$D$29" chart:class="chart:scatter" chart:attached-axis="primary-y" chart:style-name="G0S2">
            <chart:domain table:cell-range-address="Deceduti.$A$2:.$A$29"/>
            <chart:data-point chart:repeated="28"/>
          </chart:series>
          <chart:series chart:label-cell-address="Deceduti.$E$1" chart:values-cell-range-address="Deceduti.$E$2:.$E$29" chart:class="chart:scatter" chart:attached-axis="primary-y" chart:style-name="G0S3">
            <chart:domain table:cell-range-address="Decedu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338582677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2:.$B$29" chart:class="chart:scatter" chart:attached-axis="primary-y" chart:style-name="G0S0">
            <chart:domain table:cell-range-address="Ospedalizzati.$A$2:.$A$29"/>
            <chart:data-point chart:repeated="28"/>
          </chart:series>
          <chart:series chart:label-cell-address="Ospedalizzati.$C$1" chart:values-cell-range-address="Ospedalizzati.$C$2:.$C$29" chart:class="chart:scatter" chart:attached-axis="primary-y" chart:style-name="G0S1">
            <chart:domain table:cell-range-address="Ospedalizzati.$A$2:.$A$29"/>
            <chart:data-point chart:repeated="28"/>
          </chart:series>
          <chart:series chart:label-cell-address="Ospedalizzati.$D$1" chart:values-cell-range-address="Ospedalizzati.$D$2:.$D$29" chart:class="chart:scatter" chart:attached-axis="primary-y" chart:style-name="G0S2">
            <chart:domain table:cell-range-address="Ospedalizzati.$A$2:.$A$29"/>
            <chart:data-point chart:repeated="28"/>
          </chart:series>
          <chart:series chart:label-cell-address="Ospedalizzati.$E$1" chart:values-cell-range-address="Ospedalizzati.$E$2:.$E$29" chart:class="chart:scatter" chart:attached-axis="primary-y" chart:style-name="G0S3">
            <chart:domain table:cell-range-address="Ospedalizza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6015748031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2:.$C$29" chart:class="chart:scatter" chart:attached-axis="primary-y" chart:style-name="G0S0">
            <chart:domain table:cell-range-address="Ospedalizzati.$A$2:.$A$29"/>
            <chart:data-point chart:repeated="28"/>
          </chart:series>
          <chart:series chart:label-cell-address="Ospedalizzati.$D$1" chart:values-cell-range-address="Ospedalizzati.$D$2:.$D$29" chart:class="chart:scatter" chart:attached-axis="primary-y" chart:style-name="G0S1">
            <chart:domain table:cell-range-address="Ospedalizzati.$A$2:.$A$29"/>
            <chart:data-point chart:repeated="28"/>
          </chart:series>
          <chart:series chart:label-cell-address="Ospedalizzati.$E$1" chart:values-cell-range-address="Ospedalizzati.$E$2:.$E$29" chart:class="chart:scatter" chart:attached-axis="primary-y" chart:style-name="G0S2">
            <chart:domain table:cell-range-address="Ospedalizza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